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h1&gt;North America&lt;/h1&gt;</text:p>
      <text:p text:style-name="Standard">&lt;p&gt;&lt;img class="post__image post__image--wide" src="file:///C:/Users/jmrob/OneDrive/Documents/Publii/sites/decolonized-history/input/media/posts/2/culture-map.jpg" alt="" width="2048" height="2048"&gt;&lt;/p&gt;</text:p>
      <text:p text:style-name="Standard">&lt;details&gt;</text:p>
      <text:p text:style-name="Standard"><text:tab/>&lt;summary&gt;&lt;span style="font-weight: 400;"&gt;Arctic Cultural Region&lt;/span&gt;&lt;/summary&gt;</text:p>
      <text:p text:style-name="Standard"><text:tab/>womp&lt;details&gt;</text:p>
      <text:p text:style-name="Standard"><text:tab/><text:tab/>&lt;summary&gt;&lt;span style="font-weight: 400;"&gt;Paleo-Inuit&lt;/span&gt;&lt;/summary&gt;</text:p>
      <text:p text:style-name="Standard"><text:tab/><text:tab/>&lt;br&gt;</text:p>
      <text:p text:style-name="Standard"><text:tab/><text:tab/>&lt;table style="border-collapse: collapse; width: 138.746%; height: 199.797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41.1072%; height: 63.5px;"&gt;Paleo-Inuit&lt;/th&gt;</text:p>
      <text:p text:style-name="Standard"><text:tab/><text:tab/><text:tab/><text:tab/><text:tab/>&lt;td style="width: 20.5577%; height: 63.5px;"&gt;Pre-Dorset&lt;/td&gt;</text:p>
      <text:p text:style-name="Standard"><text:tab/><text:tab/><text:tab/><text:tab/><text:tab/>&lt;td style="width: 21.9938%; height: 63.5px;"&gt;NWT, Nunavut, Quebec, and Labrador&lt;/td&gt;</text:p>
      <text:p text:style-name="Standard"><text:tab/><text:tab/><text:tab/><text:tab/><text:tab/>&lt;td style="width: 16.3412%; height: 63.5px;"&gt; &lt;/td&gt;</text:p>
      <text:p text:style-name="Standard"><text:tab/><text:tab/><text:tab/><text:tab/>&lt;/tr&gt;</text:p>
      <text:p text:style-name="Standard"><text:tab/><text:tab/><text:tab/><text:tab/>&lt;tr style="height: 72.7969px;"&gt;</text:p>
      <text:p text:style-name="Standard"><text:tab/><text:tab/><text:tab/><text:tab/><text:tab/>&lt;th style="width: 41.1072%; height: 136.297px;" rowspan="2"&gt;</text:p>
      <text:p text:style-name="Standard"><text:tab/><text:tab/><text:tab/><text:tab/><text:tab/><text:tab/>&lt;p&gt;Sivullirmiut means "first people"&lt;/p&gt;</text:p>
      <text:p text:style-name="Standard"><text:tab/><text:tab/><text:tab/><text:tab/><text:tab/><text:tab/>&lt;p&gt;“All three traditions develop into the Dorset culture around 2,500 years ago.” &lt;a href="https://www.thecanadianencyclopedia.ca/en/article/pre-dorset-culture" target="_blank" rel="noopener noreferrer"&gt;source&lt;/a&gt;&lt;/p&gt;</text:p>
      <text:p text:style-name="Standard"><text:tab/><text:tab/><text:tab/><text:tab/><text:tab/>&lt;/th&gt;</text:p>
      <text:p text:style-name="Standard"><text:tab/><text:tab/><text:tab/><text:tab/><text:tab/>&lt;td style="width: 20.5577%; height: 72.7969px;"&gt;Independence&lt;/td&gt;</text:p>
      <text:p text:style-name="Standard"><text:tab/><text:tab/><text:tab/><text:tab/><text:tab/>&lt;td style="width: 21.9938%; height: 72.7969px;"&gt;</text:p>
      <text:p text:style-name="Standard"><text:tab/><text:tab/><text:tab/><text:tab/><text:tab/><text:tab/>&lt;p class="western"&gt;Earliest Palaeo-Inuit in northern Greenland (with some sites in High Arctic Nunavut)&lt;/p&gt;</text:p>
      <text:p text:style-name="Standard"><text:tab/><text:tab/><text:tab/><text:tab/><text:tab/>&lt;/td&gt;</text:p>
      <text:p text:style-name="Standard"><text:tab/><text:tab/><text:tab/><text:tab/><text:tab/>&lt;td style="width: 16.3412%; height: 72.7969px;"&gt; &lt;/td&gt;</text:p>
      <text:p text:style-name="Standard"><text:tab/><text:tab/><text:tab/><text:tab/>&lt;/tr&gt;</text:p>
      <text:p text:style-name="Standard"><text:tab/><text:tab/><text:tab/><text:tab/>&lt;tr style="height: 63.5px;"&gt;</text:p>
      <text:p text:style-name="Standard"><text:tab/><text:tab/><text:tab/><text:tab/><text:tab/>&lt;td style="width: 20.5577%; height: 63.5px;"&gt;Saqqaq&lt;/td&gt;</text:p>
      <text:p text:style-name="Standard"><text:tab/><text:tab/><text:tab/><text:tab/><text:tab/>&lt;td style="width: 21.9938%; height: 63.5px;"&gt;Southern Greenland&lt;/td&gt;</text:p>
      <text:p text:style-name="Standard"><text:tab/><text:tab/><text:tab/><text:tab/><text:tab/>&lt;td style="width: 16.3412%; height: 63.5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Pre-Inuit&lt;/summary&gt;</text:p>
      <text:p text:style-name="Standard"><text:tab/><text:tab/>womp</text:p>
      <text:p text:style-name="Standard"><text:soft-page-break/><text:tab/><text:tab/>&lt;table style="border-collapse: collapse; width: 139.459%; height: 213.797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82.5px;"&gt;</text:p>
      <text:p text:style-name="Standard"><text:tab/><text:tab/><text:tab/><text:tab/><text:tab/>&lt;th style="width: 33.2382%; height: 82.5px;"&gt;Pre-Inuit&lt;/th&gt;</text:p>
      <text:p text:style-name="Standard"><text:tab/><text:tab/><text:tab/><text:tab/><text:tab/>&lt;td style="width: 28.2454%; height: 82.5px;"&gt;Dorset&lt;/td&gt;</text:p>
      <text:p text:style-name="Standard"><text:tab/><text:tab/><text:tab/><text:tab/><text:tab/>&lt;td style="width: 20.97%; height: 82.5px;"&gt; &lt;/td&gt;</text:p>
      <text:p text:style-name="Standard"><text:tab/><text:tab/><text:tab/><text:tab/><text:tab/>&lt;td style="width: 17.4037%; height: 82.5px;"&gt; &lt;/td&gt;</text:p>
      <text:p text:style-name="Standard"><text:tab/><text:tab/><text:tab/><text:tab/>&lt;/tr&gt;</text:p>
      <text:p text:style-name="Standard"><text:tab/><text:tab/><text:tab/><text:tab/>&lt;tr style="height: 131.297px;"&gt;</text:p>
      <text:p text:style-name="Standard"><text:tab/><text:tab/><text:tab/><text:tab/><text:tab/>&lt;th style="width: 33.2382%; height: 131.297px;"&gt;info&lt;/th&gt;</text:p>
      <text:p text:style-name="Standard"><text:tab/><text:tab/><text:tab/><text:tab/><text:tab/>&lt;td style="width: 28.2454%; height: 131.297px;"&gt;Thule&lt;/td&gt;</text:p>
      <text:p text:style-name="Standard"><text:tab/><text:tab/><text:tab/><text:tab/><text:tab/>&lt;td style="width: 20.97%; height: 131.297px;"&gt; &lt;/td&gt;</text:p>
      <text:p text:style-name="Standard"><text:tab/><text:tab/><text:tab/><text:tab/><text:tab/>&lt;td style="width: 17.4037%; height: 131.297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ghuit/Northern Greenland&lt;/span&gt;&lt;/summary&gt;</text:p>
      <text:p text:style-name="Standard"><text:tab/><text:tab/>womp</text:p>
      <text:p text:style-name="Standard"><text:tab/><text:tab/>&lt;table style="border-collapse: collapse; width: 139.031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&lt;span style="font-weight: 400;"&gt;Inughuit/Northern Greenland&lt;/span&gt;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Arctic Highlanders, Cape York Eskimos, Polar Eskimos, or Smith Sound Inuit, Avanersuarmiut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soft-page-break/><text:tab/>&lt;/details&gt;</text:p>
      <text:p text:style-name="Standard"><text:tab/>&lt;details&gt;</text:p>
      <text:p text:style-name="Standard"><text:tab/><text:tab/>&lt;summary&gt;&lt;span style="font-weight: 400;"&gt;Tunumiit/East Greenland&lt;/span&gt;&lt;/summary&gt;</text:p>
      <text:p text:style-name="Standard"><text:tab/><text:tab/>womp</text:p>
      <text:p text:style-name="Standard"><text:tab/><text:tab/>&lt;table style="border-collapse: collapse; width: 100%; height: 194.797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&lt;span style="font-weight: 400;"&gt;Tunumiit&lt;/span&gt;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297px;" rowspan="2"&gt;Tunu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px;"&gt;</text:p>
      <text:p text:style-name="Standard"><text:tab/><text:tab/><text:tab/><text:tab/><text:tab/>&lt;td style="width: 28.2454%; height: 63.5px;"&gt;3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alaallit/West Greenland Inuit&lt;/span&gt;&lt;/summary&gt;</text:p>
      <text:p text:style-name="Standard"><text:tab/><text:tab/>womp</text:p>
      <text:p text:style-name="Standard"><text:tab/><text:tab/>&lt;table style="border-collapse: collapse; width: 139.174%; height: 194.797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642%; height: 63.5px;"&gt;&lt;span style="font-weight: 400;"&gt;Kalaallit&lt;/span&gt;&lt;/th&gt;</text:p>
      <text:p text:style-name="Standard"><text:tab/><text:tab/><text:tab/><text:tab/><text:tab/>&lt;td style="width: 28.2902%; height: 63.5px;"&gt;1&lt;/td&gt;</text:p>
      <text:p text:style-name="Standard"><text:tab/><text:tab/><text:tab/><text:tab/><text:tab/>&lt;td style="width: 21.0363%; height: 63.5px;"&gt; &lt;/td&gt;</text:p>
      <text:p text:style-name="Standard"><text:tab/><text:tab/><text:tab/><text:tab/><text:tab/>&lt;td style="width: 17.4093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642%; height: 131.297px;" rowspan="2"&gt;info&lt;/th&gt;</text:p>
      <text:p text:style-name="Standard"><text:soft-page-break/><text:tab/><text:tab/><text:tab/><text:tab/><text:tab/>&lt;td style="width: 28.2902%; height: 67.7969px;"&gt;2&lt;/td&gt;</text:p>
      <text:p text:style-name="Standard"><text:tab/><text:tab/><text:tab/><text:tab/><text:tab/>&lt;td style="width: 21.0363%; height: 67.7969px;"&gt; &lt;/td&gt;</text:p>
      <text:p text:style-name="Standard"><text:tab/><text:tab/><text:tab/><text:tab/><text:tab/>&lt;td style="width: 17.4093%; height: 67.7969px;"&gt; &lt;/td&gt;</text:p>
      <text:p text:style-name="Standard"><text:tab/><text:tab/><text:tab/><text:tab/>&lt;/tr&gt;</text:p>
      <text:p text:style-name="Standard"><text:tab/><text:tab/><text:tab/><text:tab/>&lt;tr style="height: 63.5px;"&gt;</text:p>
      <text:p text:style-name="Standard"><text:tab/><text:tab/><text:tab/><text:tab/><text:tab/>&lt;td style="width: 28.2902%; height: 63.5px;"&gt;3&lt;/td&gt;</text:p>
      <text:p text:style-name="Standard"><text:tab/><text:tab/><text:tab/><text:tab/><text:tab/>&lt;td style="width: 21.0363%; height: 63.5px;"&gt; &lt;/td&gt;</text:p>
      <text:p text:style-name="Standard"><text:tab/><text:tab/><text:tab/><text:tab/><text:tab/>&lt;td style="width: 17.4093%; height: 63.5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glulingmiut&lt;/span&gt;&lt;/summary&gt;</text:p>
      <text:p text:style-name="Standard"><text:tab/><text:tab/>womp</text:p>
      <text:p text:style-name="Standard"><text:tab/><text:tab/>&lt;table style="border-collapse: collapse; width: 139.031%; height: 189.797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2.4511%; height: 63.5px;"&gt;Iglulingmiut&lt;/th&gt;</text:p>
      <text:p text:style-name="Standard"><text:tab/><text:tab/><text:tab/><text:tab/><text:tab/>&lt;td style="width: 27.5029%; height: 63.5px;"&gt;Aivilirmiut&lt;/td&gt;</text:p>
      <text:p text:style-name="Standard"><text:tab/><text:tab/><text:tab/><text:tab/><text:tab/>&lt;td style="width: 27.3878%; height: 63.5px;"&gt;</text:p>
      <text:p text:style-name="Standard"><text:tab/><text:tab/><text:tab/><text:tab/><text:tab/><text:tab/>&lt;p class="western"&gt;shores of Hudson bay from Chesterfield inlet to Fox channel&lt;/p&gt;</text:p>
      <text:p text:style-name="Standard"><text:tab/><text:tab/><text:tab/><text:tab/><text:tab/>&lt;/td&gt;</text:p>
      <text:p text:style-name="Standard"><text:tab/><text:tab/><text:tab/><text:tab/><text:tab/>&lt;td style="width: 12.6582%; height: 63.5px;"&gt;Extinct as a Tribe&lt;/td&gt;</text:p>
      <text:p text:style-name="Standard"><text:tab/><text:tab/><text:tab/><text:tab/>&lt;/tr&gt;</text:p>
      <text:p text:style-name="Standard"><text:tab/><text:tab/><text:tab/><text:tab/>&lt;tr style="height: 62.7969px;"&gt;</text:p>
      <text:p text:style-name="Standard"><text:tab/><text:tab/><text:tab/><text:tab/><text:tab/>&lt;th style="width: 32.4511%; height: 126.297px;" rowspan="2"&gt;Iglulik Inuit, Igloolik&lt;/th&gt;</text:p>
      <text:p text:style-name="Standard"><text:tab/><text:tab/><text:tab/><text:tab/><text:tab/>&lt;td style="width: 27.5029%; height: 62.7969px;"&gt;2&lt;/td&gt;</text:p>
      <text:p text:style-name="Standard"><text:tab/><text:tab/><text:tab/><text:tab/><text:tab/>&lt;td style="width: 27.3878%; height: 62.7969px;"&gt; &lt;/td&gt;</text:p>
      <text:p text:style-name="Standard"><text:tab/><text:tab/><text:tab/><text:tab/><text:tab/>&lt;td style="width: 12.6582%; height: 62.7969px;"&gt; &lt;/td&gt;</text:p>
      <text:p text:style-name="Standard"><text:tab/><text:tab/><text:tab/><text:tab/>&lt;/tr&gt;</text:p>
      <text:p text:style-name="Standard"><text:tab/><text:tab/><text:tab/><text:tab/>&lt;tr style="height: 63.5px;"&gt;</text:p>
      <text:p text:style-name="Standard"><text:tab/><text:tab/><text:tab/><text:tab/><text:tab/>&lt;td style="width: 27.5029%; height: 63.5px;"&gt;3&lt;/td&gt;</text:p>
      <text:p text:style-name="Standard"><text:tab/><text:tab/><text:tab/><text:tab/><text:tab/>&lt;td style="width: 27.3878%; height: 63.5px;"&gt; &lt;/td&gt;</text:p>
      <text:p text:style-name="Standard"><text:tab/><text:tab/><text:tab/><text:tab/><text:tab/>&lt;td style="width: 12.6582%; height: 63.5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rmiut/Baffin Island Inuit&lt;/span&gt;&lt;/summary&gt;</text:p>
      <text:p text:style-name="Standard"><text:tab/><text:tab/>womp</text:p>
      <text:p text:style-name="Standard"><text:soft-page-break/><text:tab/><text:tab/>&lt;table style="border-collapse: collapse; width: 139.031%; height: 195.797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988%; height: 63.5px;"&gt;&lt;span style="font-weight: 400;"&gt;Nunatsiarmiut&lt;/span&gt;&lt;/th&gt;</text:p>
      <text:p text:style-name="Standard"><text:tab/><text:tab/><text:tab/><text:tab/><text:tab/>&lt;td style="width: 28.3195%; height: 63.5px;"&gt;Akudnirmiut&lt;/td&gt;</text:p>
      <text:p text:style-name="Standard"><text:tab/><text:tab/><text:tab/><text:tab/><text:tab/>&lt;td style="width: 26.0373%; height: 63.5px;"&gt;Shore of Home bay and northward&lt;/td&gt;</text:p>
      <text:p text:style-name="Standard"><text:tab/><text:tab/><text:tab/><text:tab/><text:tab/>&lt;td style="width: 12.4481%; height: 63.5px;"&gt; &lt;/td&gt;</text:p>
      <text:p text:style-name="Standard"><text:tab/><text:tab/><text:tab/><text:tab/>&lt;/tr&gt;</text:p>
      <text:p text:style-name="Standard"><text:tab/><text:tab/><text:tab/><text:tab/>&lt;tr style="height: 68.7969px;"&gt;</text:p>
      <text:p text:style-name="Standard"><text:tab/><text:tab/><text:tab/><text:tab/><text:tab/>&lt;th style="width: 33.2988%; height: 132.297px;" rowspan="2"&gt;Baffin Island&lt;/th&gt;</text:p>
      <text:p text:style-name="Standard"><text:tab/><text:tab/><text:tab/><text:tab/><text:tab/>&lt;td style="width: 28.3195%; height: 68.7969px;"&gt;2&lt;/td&gt;</text:p>
      <text:p text:style-name="Standard"><text:tab/><text:tab/><text:tab/><text:tab/><text:tab/>&lt;td style="width: 26.0373%; height: 68.7969px;"&gt; &lt;/td&gt;</text:p>
      <text:p text:style-name="Standard"><text:tab/><text:tab/><text:tab/><text:tab/><text:tab/>&lt;td style="width: 12.4481%; height: 68.7969px;"&gt; &lt;/td&gt;</text:p>
      <text:p text:style-name="Standard"><text:tab/><text:tab/><text:tab/><text:tab/>&lt;/tr&gt;</text:p>
      <text:p text:style-name="Standard"><text:tab/><text:tab/><text:tab/><text:tab/>&lt;tr style="height: 63.5px;"&gt;</text:p>
      <text:p text:style-name="Standard"><text:tab/><text:tab/><text:tab/><text:tab/><text:tab/>&lt;td style="width: 28.3195%; height: 63.5px;"&gt;3&lt;/td&gt;</text:p>
      <text:p text:style-name="Standard"><text:tab/><text:tab/><text:tab/><text:tab/><text:tab/>&lt;td style="width: 26.0373%; height: 63.5px;"&gt; &lt;/td&gt;</text:p>
      <text:p text:style-name="Standard"><text:tab/><text:tab/><text:tab/><text:tab/><text:tab/>&lt;td style="width: 12.4481%; height: 63.5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etsilik Inuit&lt;/span&gt;&lt;/summary&gt;</text:p>
      <text:p text:style-name="Standard"><text:tab/><text:tab/>womp</text:p>
      <text:p text:style-name="Standard"><text:tab/><text:tab/>&lt;table style="border-collapse: collapse; width: 138.462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&lt;span style="font-weight: 400;"&gt;Netsilik Inuit&lt;/span&gt;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&gt;</text:p>
      <text:p text:style-name="Standard"><text:tab/><text:tab/><text:tab/><text:tab/><text:tab/><text:tab/>&lt;p&gt;&lt;span style="color: #393939;"&gt;&lt;span style="font-family: Bahnschrift, sans-serif;"&gt;&lt;span style="font-size: medium;"&gt;Netsilingmiut&lt;/span&gt;&lt;/span&gt;&lt;/span&gt;&lt;/p&gt;</text:p>
      <text:p text:style-name="Standard"><text:tab/><text:tab/><text:tab/><text:tab/><text:tab/><text:tab/>&lt;p&gt;Kugaaruk and Gjoa Haven&lt;/p&gt;</text:p>
      <text:p text:style-name="Standard"><text:tab/><text:tab/><text:tab/><text:tab/><text:tab/>&lt;/th&gt;</text:p>
      <text:p text:style-name="Standard"><text:tab/><text:tab/><text:tab/><text:tab/><text:tab/>&lt;td style="width: 28.2454%; height: 67.7969px;"&gt;2&lt;/td&gt;</text:p>
      <text:p text:style-name="Standard"><text:soft-page-break/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vut/Labrador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innait/Copper Inuit&lt;/span&gt;&lt;/summary&gt;</text:p>
      <text:p text:style-name="Standard"><text:tab/><text:tab/>womp</text:p>
      <text:p text:style-name="Standard"><text:tab/><text:tab/>&lt;table style="border-collapse: collapse; width: 135.185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3333%; height: 63.5px;"&gt;&lt;span style="font-weight: 400;"&gt;Inuinnait&lt;/span&gt;&lt;/th&gt;</text:p>
      <text:p text:style-name="Standard"><text:tab/><text:tab/><text:tab/><text:tab/><text:tab/>&lt;td style="width: 28.27%; height: 63.5px;"&gt;Ulukhaktok&lt;/td&gt;</text:p>
      <text:p text:style-name="Standard"><text:tab/><text:tab/><text:tab/><text:tab/><text:tab/>&lt;td style="width: 25.5226%; height: 63.5px;"&gt;</text:p>
      <text:p text:style-name="Standard"><text:tab/><text:tab/><text:tab/><text:tab/><text:tab/><text:tab/>&lt;p class="western"&gt;Kitikmeot Region of Nunavut and in the Inuvialuit Settlement Region in the Inuvik Region of the Northwest Territories&lt;/p&gt;</text:p>
      <text:p text:style-name="Standard"><text:soft-page-break/><text:tab/><text:tab/><text:tab/><text:tab/><text:tab/>&lt;/td&gt;</text:p>
      <text:p text:style-name="Standard"><text:tab/><text:tab/><text:tab/><text:tab/><text:tab/>&lt;td style="width: 12.874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3333%; height: 131.312px;" rowspan="2"&gt;info&lt;/th&gt;</text:p>
      <text:p text:style-name="Standard"><text:tab/><text:tab/><text:tab/><text:tab/><text:tab/>&lt;td style="width: 28.27%; height: 67.7969px;"&gt;2&lt;/td&gt;</text:p>
      <text:p text:style-name="Standard"><text:tab/><text:tab/><text:tab/><text:tab/><text:tab/>&lt;td style="width: 25.5226%; height: 67.7969px;"&gt; &lt;/td&gt;</text:p>
      <text:p text:style-name="Standard"><text:tab/><text:tab/><text:tab/><text:tab/><text:tab/>&lt;td style="width: 12.874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7%; height: 63.5156px;"&gt;3&lt;/td&gt;</text:p>
      <text:p text:style-name="Standard"><text:tab/><text:tab/><text:tab/><text:tab/><text:tab/>&lt;td style="width: 25.5226%; height: 63.5156px;"&gt; &lt;/td&gt;</text:p>
      <text:p text:style-name="Standard"><text:tab/><text:tab/><text:tab/><text:tab/><text:tab/>&lt;td style="width: 12.874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ivallirmiut/Caribou Inuit&lt;/span&gt;&lt;/summary&gt;</text:p>
      <text:p text:style-name="Standard"><text:tab/><text:tab/>womp</text:p>
      <text:p text:style-name="Standard"><text:tab/><text:tab/>&lt;table style="border-collapse: collapse; width: 138.034%; height: 232.078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77.3594px;"&gt;</text:p>
      <text:p text:style-name="Standard"><text:tab/><text:tab/><text:tab/><text:tab/><text:tab/>&lt;th style="width: 33.2382%; height: 77.3594px;"&gt;&lt;span style="font-weight: 400;"&gt;Kivallirmiut&lt;/span&gt;&lt;/th&gt;</text:p>
      <text:p text:style-name="Standard"><text:tab/><text:tab/><text:tab/><text:tab/><text:tab/>&lt;td style="width: 28.2454%; height: 77.3594px;"&gt;</text:p>
      <text:p text:style-name="Standard"><text:tab/><text:tab/><text:tab/><text:tab/><text:tab/><text:tab/>&lt;p class="western"&gt;Utkuhiksalingmiut&lt;/p&gt;</text:p>
      <text:p text:style-name="Standard"><text:tab/><text:tab/><text:tab/><text:tab/><text:tab/>&lt;/td&gt;</text:p>
      <text:p text:style-name="Standard"><text:tab/><text:tab/><text:tab/><text:tab/><text:tab/>&lt;td style="width: 20.97%; height: 77.3594px;"&gt; &lt;/td&gt;</text:p>
      <text:p text:style-name="Standard"><text:tab/><text:tab/><text:tab/><text:tab/><text:tab/>&lt;td style="width: 17.4037%; height: 77.3594px;"&gt; &lt;/td&gt;</text:p>
      <text:p text:style-name="Standard"><text:tab/><text:tab/><text:tab/><text:tab/>&lt;/tr&gt;</text:p>
      <text:p text:style-name="Standard"><text:tab/><text:tab/><text:tab/><text:tab/>&lt;tr style="height: 77.3594px;"&gt;</text:p>
      <text:p text:style-name="Standard"><text:tab/><text:tab/><text:tab/><text:tab/><text:tab/>&lt;th style="width: 33.2382%; height: 154.719px;" rowspan="2"&gt;info&lt;/th&gt;</text:p>
      <text:p text:style-name="Standard"><text:tab/><text:tab/><text:tab/><text:tab/><text:tab/>&lt;td style="width: 28.2454%; height: 77.3594px;"&gt;</text:p>
      <text:p text:style-name="Standard"><text:tab/><text:tab/><text:tab/><text:tab/><text:tab/><text:tab/>&lt;p class="western"&gt;Hanningajurmiut&lt;/p&gt;</text:p>
      <text:p text:style-name="Standard"><text:tab/><text:tab/><text:tab/><text:tab/><text:tab/>&lt;/td&gt;</text:p>
      <text:p text:style-name="Standard"><text:tab/><text:tab/><text:tab/><text:tab/><text:tab/>&lt;td style="width: 20.97%; height: 77.3594px;"&gt; &lt;/td&gt;</text:p>
      <text:p text:style-name="Standard"><text:tab/><text:tab/><text:tab/><text:tab/><text:tab/>&lt;td style="width: 17.4037%; height: 77.3594px;"&gt; &lt;/td&gt;</text:p>
      <text:p text:style-name="Standard"><text:tab/><text:tab/><text:tab/><text:tab/>&lt;/tr&gt;</text:p>
      <text:p text:style-name="Standard"><text:tab/><text:tab/><text:tab/><text:tab/>&lt;tr style="height: 77.3594px;"&gt;</text:p>
      <text:p text:style-name="Standard"><text:tab/><text:tab/><text:tab/><text:tab/><text:tab/>&lt;td style="width: 28.2454%; height: 77.3594px;"&gt;</text:p>
      <text:p text:style-name="Standard"><text:tab/><text:tab/><text:tab/><text:tab/><text:tab/><text:tab/>&lt;p class="western"&gt;Akilinirmiut&lt;/p&gt;</text:p>
      <text:p text:style-name="Standard"><text:tab/><text:tab/><text:tab/><text:tab/><text:tab/>&lt;/td&gt;</text:p>
      <text:p text:style-name="Standard"><text:tab/><text:tab/><text:tab/><text:tab/><text:tab/>&lt;td style="width: 20.97%; height: 77.3594px;"&gt; &lt;/td&gt;</text:p>
      <text:p text:style-name="Standard"><text:soft-page-break/><text:tab/><text:tab/><text:tab/><text:tab/><text:tab/>&lt;td style="width: 17.4037%; height: 77.3594px;"&gt; &lt;/td&gt;</text:p>
      <text:p text:style-name="Standard"><text:tab/><text:tab/><text:tab/><text:tab/>&lt;/tr&gt;</text:p>
      <text:p text:style-name="Standard"><text:tab/><text:tab/><text:tab/><text:tab/>&lt;tr&gt;</text:p>
      <text:p text:style-name="Standard"><text:tab/><text:tab/><text:tab/><text:tab/><text:tab/>&lt;th style="width: 33.2382%;"&gt; &lt;/th&gt;</text:p>
      <text:p text:style-name="Standard"><text:tab/><text:tab/><text:tab/><text:tab/><text:tab/>&lt;td style="width: 28.2454%;"&gt;</text:p>
      <text:p text:style-name="Standard"><text:tab/><text:tab/><text:tab/><text:tab/><text:tab/><text:tab/>&lt;p class="western"&gt;Qaernermiut&lt;/p&gt;</text:p>
      <text:p text:style-name="Standard"><text:tab/><text:tab/><text:tab/><text:tab/><text:tab/>&lt;/td&gt;</text:p>
      <text:p text:style-name="Standard"><text:tab/><text:tab/><text:tab/><text:tab/><text:tab/>&lt;td style="width: 20.97%;"&gt; &lt;/td&gt;</text:p>
      <text:p text:style-name="Standard"><text:tab/><text:tab/><text:tab/><text:tab/><text:tab/>&lt;td style="width: 17.4037%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vialuit/Mackenzie Inuit&lt;/span&gt;&lt;/summary&gt;</text:p>
      <text:p text:style-name="Standard"><text:tab/><text:tab/>womp</text:p>
      <text:p text:style-name="Standard"><text:tab/><text:tab/>&lt;table style="border-collapse: collapse; width: 137.749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&lt;span style="font-weight: 400;"&gt;Inuvialuit&lt;/span&gt;&lt;/th&gt;</text:p>
      <text:p text:style-name="Standard"><text:tab/><text:tab/><text:tab/><text:tab/><text:tab/>&lt;td style="width: 28.2454%; height: 63.5px;"&gt;Ualinirmiut (Ualiniq)&lt;/td&gt;</text:p>
      <text:p text:style-name="Standard"><text:tab/><text:tab/><text:tab/><text:tab/><text:tab/>&lt;td style="width: 20.97%; height: 63.5px;"&gt;Inuvialuit in West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</text:p>
      <text:p text:style-name="Standard"><text:tab/><text:tab/><text:tab/><text:tab/><text:tab/><text:tab/>&lt;p class="western"&gt;Kivaninmiut (Kivaliniq)&lt;/p&gt;</text:p>
      <text:p text:style-name="Standard"><text:tab/><text:tab/><text:tab/><text:tab/><text:tab/>&lt;/td&gt;</text:p>
      <text:p text:style-name="Standard"><text:tab/><text:tab/><text:tab/><text:tab/><text:tab/>&lt;td style="width: 20.97%; height: 67.7969px;"&gt;Inuvialuit in East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soft-page-break/><text:tab/><text:tab/>&lt;summary&gt;&lt;span style="font-weight: 400;"&gt;Iñupiat/North Alaskan Inuit&lt;/span&gt;&lt;/summary&gt;</text:p>
      <text:p text:style-name="Standard"><text:tab/><text:tab/>womp</text:p>
      <text:p text:style-name="Standard"><text:tab/><text:tab/>&lt;table style="border-collapse: collapse; width: 136.182%; height: 188.797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&lt;span style="font-weight: 400;"&gt;Iñupiat&lt;/span&gt;&lt;/th&gt;</text:p>
      <text:p text:style-name="Standard"><text:tab/><text:tab/><text:tab/><text:tab/><text:tab/>&lt;td style="width: 28.2454%; height: 63.5px;"&gt;</text:p>
      <text:p text:style-name="Standard"><text:tab/><text:tab/><text:tab/><text:tab/><text:tab/><text:tab/>&lt;p class="western"&gt;Sivunmiut&lt;/p&gt;</text:p>
      <text:p text:style-name="Standard"><text:tab/><text:tab/><text:tab/><text:tab/><text:tab/>&lt;/td&gt;</text:p>
      <text:p text:style-name="Standard"><text:tab/><text:tab/><text:tab/><text:tab/><text:tab/>&lt;td style="width: 20.97%; height: 63.5px;"&gt;</text:p>
      <text:p text:style-name="Standard"><text:tab/><text:tab/><text:tab/><text:tab/><text:tab/><text:tab/>&lt;p class="western"&gt;Bering Strait Inupiat&lt;/p&gt;</text:p>
      <text:p text:style-name="Standard"><text:tab/><text:tab/><text:tab/><text:tab/><text:tab/>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1.7969px;"&gt;</text:p>
      <text:p text:style-name="Standard"><text:tab/><text:tab/><text:tab/><text:tab/><text:tab/>&lt;th style="width: 33.2382%; height: 125.297px;" rowspan="2"&gt;</text:p>
      <text:p text:style-name="Standard"><text:tab/><text:tab/><text:tab/><text:tab/><text:tab/><text:tab/>&lt;p class="western"&gt;North Alaskan Inuit&lt;/p&gt;</text:p>
      <text:p text:style-name="Standard"><text:tab/><text:tab/><text:tab/><text:tab/><text:tab/><text:tab/>&lt;p&gt;Inupiaq Islands&lt;/p&gt;</text:p>
      <text:p text:style-name="Standard"><text:tab/><text:tab/><text:tab/><text:tab/><text:tab/>&lt;/th&gt;</text:p>
      <text:p text:style-name="Standard"><text:tab/><text:tab/><text:tab/><text:tab/><text:tab/>&lt;td style="width: 28.2454%; height: 61.7969px;"&gt;</text:p>
      <text:p text:style-name="Standard"><text:tab/><text:tab/><text:tab/><text:tab/><text:tab/><text:tab/>&lt;p class="western"&gt;Qawiaraq Inupiat&lt;/p&gt;</text:p>
      <text:p text:style-name="Standard"><text:tab/><text:tab/><text:tab/><text:tab/><text:tab/>&lt;/td&gt;</text:p>
      <text:p text:style-name="Standard"><text:tab/><text:tab/><text:tab/><text:tab/><text:tab/>&lt;td style="width: 20.97%; height: 61.7969px;"&gt;</text:p>
      <text:p text:style-name="Standard"><text:tab/><text:tab/><text:tab/><text:tab/><text:tab/><text:tab/>&lt;p class="western"&gt;South Seward Peninsula Inupiat&lt;/p&gt;</text:p>
      <text:p text:style-name="Standard"><text:tab/><text:tab/><text:tab/><text:tab/><text:tab/>&lt;/td&gt;</text:p>
      <text:p text:style-name="Standard"><text:tab/><text:tab/><text:tab/><text:tab/><text:tab/>&lt;td style="width: 17.4037%; height: 61.7969px;"&gt; &lt;/td&gt;</text:p>
      <text:p text:style-name="Standard"><text:tab/><text:tab/><text:tab/><text:tab/>&lt;/tr&gt;</text:p>
      <text:p text:style-name="Standard"><text:tab/><text:tab/><text:tab/><text:tab/>&lt;tr style="height: 63.5px;"&gt;</text:p>
      <text:p text:style-name="Standard"><text:tab/><text:tab/><text:tab/><text:tab/><text:tab/>&lt;td style="width: 28.2454%; height: 63.5px;"&gt;</text:p>
      <text:p text:style-name="Standard"><text:tab/><text:tab/><text:tab/><text:tab/><text:tab/><text:tab/>&lt;p class="western"&gt;Nunamiut&lt;/p&gt;</text:p>
      <text:p text:style-name="Standard"><text:tab/><text:tab/><text:tab/><text:tab/><text:tab/>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&gt;</text:p>
      <text:p text:style-name="Standard"><text:tab/><text:tab/><text:tab/><text:tab/><text:tab/>&lt;th style="width: 33.2382%;"&gt;</text:p>
      <text:p text:style-name="Standard"><text:tab/><text:tab/><text:tab/><text:tab/><text:tab/><text:tab/>&lt;p class="western"&gt; &lt;/p&gt;</text:p>
      <text:p text:style-name="Standard"><text:tab/><text:tab/><text:tab/><text:tab/><text:tab/>&lt;/th&gt;</text:p>
      <text:p text:style-name="Standard"><text:tab/><text:tab/><text:tab/><text:tab/><text:tab/>&lt;td style="width: 28.2454%;"&gt;</text:p>
      <text:p text:style-name="Standard"><text:tab/><text:tab/><text:tab/><text:tab/><text:tab/><text:tab/>&lt;p class="western"&gt;Malimiut&lt;/p&gt;</text:p>
      <text:p text:style-name="Standard"><text:tab/><text:tab/><text:tab/><text:tab/><text:tab/>&lt;/td&gt;</text:p>
      <text:p text:style-name="Standard"><text:tab/><text:tab/><text:tab/><text:tab/><text:tab/>&lt;td style="width: 20.97%;"&gt;North West Arctic Inupiat&lt;/td&gt;</text:p>
      <text:p text:style-name="Standard"><text:tab/><text:tab/><text:tab/><text:tab/><text:tab/>&lt;td style="width: 17.4037%;"&gt; &lt;/td&gt;</text:p>
      <text:p text:style-name="Standard"><text:tab/><text:tab/><text:tab/><text:tab/>&lt;/tr&gt;</text:p>
      <text:p text:style-name="Standard"><text:tab/><text:tab/><text:tab/><text:tab/>&lt;tr&gt;</text:p>
      <text:p text:style-name="Standard"><text:soft-page-break/><text:tab/><text:tab/><text:tab/><text:tab/><text:tab/>&lt;th style="width: 33.2382%;"&gt;</text:p>
      <text:p text:style-name="Standard"><text:tab/><text:tab/><text:tab/><text:tab/><text:tab/><text:tab/>&lt;p class="western"&gt; &lt;/p&gt;</text:p>
      <text:p text:style-name="Standard"><text:tab/><text:tab/><text:tab/><text:tab/><text:tab/>&lt;/th&gt;</text:p>
      <text:p text:style-name="Standard"><text:tab/><text:tab/><text:tab/><text:tab/><text:tab/>&lt;td style="width: 28.2454%;"&gt;</text:p>
      <text:p text:style-name="Standard"><text:tab/><text:tab/><text:tab/><text:tab/><text:tab/><text:tab/>&lt;p class="western"&gt; &lt;/p&gt;</text:p>
      <text:p text:style-name="Standard"><text:tab/><text:tab/><text:tab/><text:tab/><text:tab/>&lt;/td&gt;</text:p>
      <text:p text:style-name="Standard"><text:tab/><text:tab/><text:tab/><text:tab/><text:tab/>&lt;td style="width: 20.97%;"&gt; &lt;/td&gt;</text:p>
      <text:p text:style-name="Standard"><text:tab/><text:tab/><text:tab/><text:tab/><text:tab/>&lt;td style="width: 17.4037%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berian Yupik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&lt;span style="font-weight: 400;"&gt;Siberian Yupik&lt;/span&gt;&lt;/th&gt;</text:p>
      <text:p text:style-name="Standard"><text:tab/><text:tab/><text:tab/><text:tab/><text:tab/>&lt;td style="width: 28.2454%; height: 63.5px;"&gt;Naukan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Chaplino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vuqaq/ St. Lawrence Island Yupik&lt;/span&gt;&lt;/summary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soft-page-break/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Yup’ik/Cup’ik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soft-page-break/><text:tab/><text:tab/>&lt;summary&gt;&lt;span style="font-weight: 400;"&gt;Aleut/ Aleutian Islands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 Alaskan Peninsula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soft-page-break/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Sugpiaq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hr&gt;</text:p>
      <text:p text:style-name="Standard"><text:tab/>&lt;p&gt; &lt;/p&gt;</text:p>
      <text:p text:style-name="Standard">&lt;/details&gt;</text:p>
      <text:p text:style-name="Standard">&lt;details&gt;</text:p>
      <text:p text:style-name="Standard"><text:tab/>&lt;summary&gt;&lt;span style="font-weight: 400;"&gt;Northwest Coast Culture Region&lt;/span&gt;&lt;/summary&gt;</text:p>
      <text:p text:style-name="Standard"><text:tab/>womp&lt;details&gt;</text:p>
      <text:p text:style-name="Standard"><text:tab/><text:tab/>&lt;summary&gt;&lt;span style="font-weight: 400;"&gt;Eyak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soft-page-break/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Tunumiit/East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soft-page-break/><text:tab/>&lt;/details&gt;</text:p>
      <text:p text:style-name="Standard"><text:tab/>&lt;details&gt;</text:p>
      <text:p text:style-name="Standard"><text:tab/><text:tab/>&lt;summary&gt;&lt;span style="font-weight: 400;"&gt;Kalaallit/West Green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gloolik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soft-page-break/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rmiut/Baffin Is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etsilik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soft-page-break/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vut/Labrador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innait/Copper Inuit&lt;/span&gt;&lt;/summary&gt;</text:p>
      <text:p text:style-name="Standard"><text:tab/><text:tab/>womp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ivallirmiut/Caribou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soft-page-break/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vialuit/Mackenzie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ñupiat/North Alaskan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soft-page-break/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berian Yupik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vuqaq/ St. Lawrence Island Yupik&lt;/span&gt;&lt;/summary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soft-page-break/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Yup’ik/Cup’ik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soft-page-break/><text:tab/>&lt;details&gt;</text:p>
      <text:p text:style-name="Standard"><text:tab/><text:tab/>&lt;summary&gt;&lt;span style="font-weight: 400;"&gt;Aleut/ Aleutian Islands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 Alaskan Peninsula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soft-page-break/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Sugpiaq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hr&gt;</text:p>
      <text:p text:style-name="Standard"><text:tab/>&lt;p&gt; &lt;/p&gt;</text:p>
      <text:p text:style-name="Standard">&lt;/details&gt;</text:p>
      <text:p text:style-name="Standard">&lt;details&gt;</text:p>
      <text:p text:style-name="Standard"><text:tab/>&lt;summary&gt;&lt;span style="font-weight: 400;"&gt;Sub-Arctic Culture Region&lt;/span&gt;&lt;/summary&gt;</text:p>
      <text:p text:style-name="Standard"><text:tab/>womp&lt;details&gt;</text:p>
      <text:p text:style-name="Standard"><text:tab/><text:tab/>&lt;summary&gt;&lt;span style="font-weight: 400;"&gt;Inughuit/Northern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soft-page-break/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Tunumiit/East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soft-page-break/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alaallit/West Green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gloolik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soft-page-break/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rmiut/Baffin Is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etsilik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soft-page-break/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vut/Labrador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innait/Copper Inuit&lt;/span&gt;&lt;/summary&gt;</text:p>
      <text:p text:style-name="Standard"><text:soft-page-break/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ivallirmiut/Caribou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soft-page-break/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vialuit/Mackenzie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ñupiat/North Alaskan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soft-page-break/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berian Yupik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vuqaq/ St. Lawrence Island Yupik&lt;/span&gt;&lt;/summary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soft-page-break/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Yup’ik/Cup’ik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soft-page-break/><text:tab/>&lt;/details&gt;</text:p>
      <text:p text:style-name="Standard"><text:tab/>&lt;details&gt;</text:p>
      <text:p text:style-name="Standard"><text:tab/><text:tab/>&lt;summary&gt;&lt;span style="font-weight: 400;"&gt;Aleut/ Aleutian Islands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 Alaskan Peninsula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soft-page-break/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Sugpiaq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hr&gt;</text:p>
      <text:p text:style-name="Standard"><text:tab/>&lt;p&gt; &lt;/p&gt;</text:p>
      <text:p text:style-name="Standard">&lt;/details&gt;</text:p>
      <text:p text:style-name="Standard">&lt;details&gt;</text:p>
      <text:p text:style-name="Standard"><text:tab/>&lt;summary&gt;&lt;span style="font-weight: 400;"&gt;North East Culture Region&lt;/span&gt;&lt;/summary&gt;</text:p>
      <text:p text:style-name="Standard"><text:tab/>womp&lt;details&gt;</text:p>
      <text:p text:style-name="Standard"><text:tab/><text:tab/>&lt;summary&gt;&lt;span style="font-weight: 400;"&gt;Inughuit/Northern Greenland&lt;/span&gt;&lt;/summary&gt;</text:p>
      <text:p text:style-name="Standard"><text:tab/><text:tab/>womp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Tunumiit/East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soft-page-break/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alaallit/West Green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gloolik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soft-page-break/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rmiut/Baffin Is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etsilik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soft-page-break/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vut/Labrador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soft-page-break/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innait/Copper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ivallirmiut/Caribou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soft-page-break/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vialuit/Mackenzie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ñupiat/North Alaskan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soft-page-break/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berian Yupik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soft-page-break/><text:tab/><text:tab/>&lt;summary&gt;&lt;span style="font-weight: 400;"&gt;Sivuqaq/ St. Lawrence Island Yupik&lt;/span&gt;&lt;/summary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Yup’ik/Cup’ik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soft-page-break/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eut/ Aleutian Islands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 Alaskan Peninsula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soft-page-break/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Sugpiaq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hr&gt;</text:p>
      <text:p text:style-name="Standard"><text:tab/>&lt;p&gt; &lt;/p&gt;</text:p>
      <text:p text:style-name="Standard">&lt;/details&gt;</text:p>
      <text:p text:style-name="Standard">&lt;details&gt;</text:p>
      <text:p text:style-name="Standard"><text:tab/>&lt;summary&gt;&lt;span style="font-weight: 400;"&gt;Mississippi River Border&lt;/span&gt;&lt;/summary&gt;</text:p>
      <text:p text:style-name="Standard"><text:tab/>womp&lt;details&gt;</text:p>
      <text:p text:style-name="Standard"><text:soft-page-break/><text:tab/><text:tab/>&lt;summary&gt;&lt;span style="font-weight: 400;"&gt;Inughuit/Northern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Tunumiit/East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soft-page-break/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alaallit/West Green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gloolik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soft-page-break/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rmiut/Baffin Is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etsilik Inuit&lt;/span&gt;&lt;/summary&gt;</text:p>
      <text:p text:style-name="Standard"><text:tab/><text:tab/>womp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vut/Labrador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soft-page-break/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innait/Copper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ivallirmiut/Caribou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soft-page-break/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vialuit/Mackenzie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ñupiat/North Alaskan Inuit&lt;/span&gt;&lt;/summary&gt;</text:p>
      <text:p text:style-name="Standard"><text:tab/><text:tab/>womp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berian Yupik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soft-page-break/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vuqaq/ St. Lawrence Island Yupik&lt;/span&gt;&lt;/summary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Yup’ik/Cup’ik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soft-page-break/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eut/ Aleutian Islands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 Alaskan Peninsula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soft-page-break/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Sugpiaq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hr&gt;</text:p>
      <text:p text:style-name="Standard"><text:soft-page-break/><text:tab/>&lt;p&gt; &lt;/p&gt;</text:p>
      <text:p text:style-name="Standard">&lt;/details&gt;</text:p>
      <text:p text:style-name="Standard">&lt;details&gt;</text:p>
      <text:p text:style-name="Standard"><text:tab/>&lt;summary&gt;&lt;span style="font-weight: 400;"&gt;Great Plains Culture Region&lt;/span&gt;&lt;/summary&gt;</text:p>
      <text:p text:style-name="Standard"><text:tab/>womp&lt;details&gt;</text:p>
      <text:p text:style-name="Standard"><text:tab/><text:tab/>&lt;summary&gt;&lt;span style="font-weight: 400;"&gt;Inughuit/Northern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Tunumiit/East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soft-page-break/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alaallit/West Green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gloolik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soft-page-break/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rmiut/Baffin Is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soft-page-break/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etsilik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vut/Labrador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soft-page-break/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innait/Copper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ivallirmiut/Caribou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soft-page-break/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vialuit/Mackenzie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soft-page-break/><text:tab/><text:tab/>&lt;summary&gt;&lt;span style="font-weight: 400;"&gt;Iñupiat/North Alaskan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berian Yupik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soft-page-break/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vuqaq/ St. Lawrence Island Yupik&lt;/span&gt;&lt;/summary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Yup’ik/Cup’ik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soft-page-break/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eut/ Aleutian Islands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 Alaskan Peninsula&lt;/span&gt;&lt;/summary&gt;</text:p>
      <text:p text:style-name="Standard"><text:tab/><text:tab/>womp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Sugpiaq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soft-page-break/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hr&gt;</text:p>
      <text:p text:style-name="Standard"><text:tab/>&lt;p&gt; &lt;/p&gt;</text:p>
      <text:p text:style-name="Standard">&lt;/details&gt;</text:p>
      <text:p text:style-name="Standard">&lt;details&gt;</text:p>
      <text:p text:style-name="Standard"><text:tab/>&lt;summary&gt;&lt;span style="font-weight: 400;"&gt; Plateau Culture Region&lt;/span&gt;&lt;/summary&gt;</text:p>
      <text:p text:style-name="Standard"><text:tab/>womp&lt;details&gt;</text:p>
      <text:p text:style-name="Standard"><text:tab/><text:tab/>&lt;summary&gt;&lt;span style="font-weight: 400;"&gt;Inughuit/Northern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Tunumiit/East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soft-page-break/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alaallit/West Green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gloolik Inuit&lt;/span&gt;&lt;/summary&gt;</text:p>
      <text:p text:style-name="Standard"><text:soft-page-break/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rmiut/Baffin Is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soft-page-break/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etsilik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vut/Labrador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soft-page-break/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innait/Copper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ivallirmiut/Caribou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soft-page-break/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vialuit/Mackenzie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soft-page-break/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ñupiat/North Alaskan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berian Yupik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soft-page-break/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vuqaq/ St. Lawrence Island Yupik&lt;/span&gt;&lt;/summary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Yup’ik/Cup’ik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soft-page-break/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eut/ Aleutian Islands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 Alaskan Peninsula&lt;/span&gt;&lt;/summary&gt;</text:p>
      <text:p text:style-name="Standard"><text:soft-page-break/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Sugpiaq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soft-page-break/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hr&gt;</text:p>
      <text:p text:style-name="Standard"><text:tab/>&lt;p&gt; &lt;/p&gt;</text:p>
      <text:p text:style-name="Standard">&lt;/details&gt;</text:p>
      <text:p text:style-name="Standard">&lt;details&gt;</text:p>
      <text:p text:style-name="Standard"><text:tab/>&lt;summary&gt;&lt;span style="font-weight: 400;"&gt;Great Basin Culture Region&lt;/span&gt;&lt;/summary&gt;</text:p>
      <text:p text:style-name="Standard"><text:tab/>womp&lt;details&gt;</text:p>
      <text:p text:style-name="Standard"><text:tab/><text:tab/>&lt;summary&gt;&lt;span style="font-weight: 400;"&gt;Inughuit/Northern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Tunumiit/East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soft-page-break/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alaallit/West Green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soft-page-break/><text:tab/><text:tab/>&lt;summary&gt;&lt;span style="font-weight: 400;"&gt;Igloolik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rmiut/Baffin Is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soft-page-break/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etsilik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vut/Labrador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soft-page-break/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innait/Copper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ivallirmiut/Caribou Inuit&lt;/span&gt;&lt;/summary&gt;</text:p>
      <text:p text:style-name="Standard"><text:tab/><text:tab/>womp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vialuit/Mackenzie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soft-page-break/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ñupiat/North Alaskan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berian Yupik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soft-page-break/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vuqaq/ St. Lawrence Island Yupik&lt;/span&gt;&lt;/summary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Yup’ik/Cup’ik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soft-page-break/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eut/ Aleutian Islands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soft-page-break/><text:tab/>&lt;/details&gt;</text:p>
      <text:p text:style-name="Standard"><text:tab/>&lt;details&gt;</text:p>
      <text:p text:style-name="Standard"><text:tab/><text:tab/>&lt;summary&gt;&lt;span style="font-weight: 400;"&gt;Alutiiq/ Alaskan Peninsula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Sugpiaq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soft-page-break/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hr&gt;</text:p>
      <text:p text:style-name="Standard"><text:tab/>&lt;p&gt; &lt;/p&gt;</text:p>
      <text:p text:style-name="Standard">&lt;/details&gt;</text:p>
      <text:p text:style-name="Standard">&lt;details&gt;</text:p>
      <text:p text:style-name="Standard"><text:tab/>&lt;summary&gt;&lt;span style="font-weight: 400;"&gt;California Culture Region&lt;/span&gt;&lt;/summary&gt;</text:p>
      <text:p text:style-name="Standard"><text:tab/>womp&lt;details&gt;</text:p>
      <text:p text:style-name="Standard"><text:tab/><text:tab/>&lt;summary&gt;&lt;span style="font-weight: 400;"&gt;Inughuit/Northern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Tunumiit/East Greenland&lt;/span&gt;&lt;/summary&gt;</text:p>
      <text:p text:style-name="Standard"><text:tab/><text:tab/>womp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alaallit/West Green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soft-page-break/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gloolik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rmiut/Baffin Is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soft-page-break/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etsilik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vut/Labrador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soft-page-break/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innait/Copper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soft-page-break/><text:tab/>&lt;/details&gt;</text:p>
      <text:p text:style-name="Standard"><text:tab/>&lt;details&gt;</text:p>
      <text:p text:style-name="Standard"><text:tab/><text:tab/>&lt;summary&gt;&lt;span style="font-weight: 400;"&gt;Kivallirmiut/Caribou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vialuit/Mackenzie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soft-page-break/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ñupiat/North Alaskan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berian Yupik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soft-page-break/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vuqaq/ St. Lawrence Island Yupik&lt;/span&gt;&lt;/summary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Yup’ik/Cup’ik&lt;/span&gt;&lt;/summary&gt;</text:p>
      <text:p text:style-name="Standard"><text:tab/><text:tab/>womp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eut/ Aleutian Islands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soft-page-break/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 Alaskan Peninsula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Sugpiaq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soft-page-break/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hr&gt;</text:p>
      <text:p text:style-name="Standard"><text:tab/>&lt;p&gt; &lt;/p&gt;</text:p>
      <text:p text:style-name="Standard">&lt;/details&gt;</text:p>
      <text:p text:style-name="Standard">&lt;details&gt;</text:p>
      <text:p text:style-name="Standard"><text:tab/>&lt;summary&gt;&lt;span style="font-weight: 400;"&gt;South West Culture Region&lt;/span&gt;&lt;/summary&gt;</text:p>
      <text:p text:style-name="Standard"><text:tab/>womp&lt;details&gt;</text:p>
      <text:p text:style-name="Standard"><text:tab/><text:tab/>&lt;summary&gt;&lt;span style="font-weight: 400;"&gt;Inughuit/Northern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soft-page-break/><text:tab/><text:tab/>&lt;summary&gt;&lt;span style="font-weight: 400;"&gt;Tunumiit/East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alaallit/West Green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soft-page-break/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gloolik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rmiut/Baffin Is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soft-page-break/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etsilik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vut/Labrador Inuit&lt;/span&gt;&lt;/summary&gt;</text:p>
      <text:p text:style-name="Standard"><text:tab/><text:tab/>womp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innait/Copper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soft-page-break/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ivallirmiut/Caribou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vialuit/Mackenzie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soft-page-break/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ñupiat/North Alaskan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berian Yupik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soft-page-break/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vuqaq/ St. Lawrence Island Yupik&lt;/span&gt;&lt;/summary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soft-page-break/><text:tab/>&lt;/details&gt;</text:p>
      <text:p text:style-name="Standard"><text:tab/>&lt;details&gt;</text:p>
      <text:p text:style-name="Standard"><text:tab/><text:tab/>&lt;summary&gt;&lt;span style="font-weight: 400;"&gt;Yup’ik/Cup’ik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eut/ Aleutian Islands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soft-page-break/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 Alaskan Peninsula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Sugpiaq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soft-page-break/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hr&gt;</text:p>
      <text:p text:style-name="Standard"><text:tab/>&lt;p&gt; &lt;/p&gt;</text:p>
      <text:p text:style-name="Standard">&lt;/details&gt;</text:p>
      <text:p text:style-name="Standard">&lt;details&gt;</text:p>
      <text:p text:style-name="Standard"><text:tab/>&lt;summary&gt;&lt;span style="font-weight: 400;"&gt;South East Culture Region&lt;/span&gt;&lt;/summary&gt;</text:p>
      <text:p text:style-name="Standard"><text:tab/>womp&lt;details&gt;</text:p>
      <text:p text:style-name="Standard"><text:tab/><text:tab/>&lt;summary&gt;&lt;span style="font-weight: 400;"&gt;Inughuit/Northern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soft-page-break/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Tunumiit/East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alaallit/West Green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soft-page-break/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gloolik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rmiut/Baffin Is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soft-page-break/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etsilik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soft-page-break/><text:tab/><text:tab/>&lt;summary&gt;&lt;span style="font-weight: 400;"&gt;Nunatsiavut/Labrador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innait/Copper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soft-page-break/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ivallirmiut/Caribou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vialuit/Mackenzie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soft-page-break/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ñupiat/North Alaskan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berian Yupik&lt;/span&gt;&lt;/summary&gt;</text:p>
      <text:p text:style-name="Standard"><text:tab/><text:tab/>womp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vuqaq/ St. Lawrence Island Yupik&lt;/span&gt;&lt;/summary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soft-page-break/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Yup’ik/Cup’ik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eut/ Aleutian Islands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soft-page-break/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 Alaskan Peninsula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Sugpiaq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soft-page-break/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hr&gt;</text:p>
      <text:p text:style-name="Standard"><text:tab/>&lt;p&gt; &lt;/p&gt;</text:p>
      <text:p text:style-name="Standard">&lt;/details&gt;</text:p>
      <text:p text:style-name="Standard">&lt;details&gt;</text:p>
      <text:p text:style-name="Standard"><text:tab/>&lt;summary&gt;&lt;span style="font-weight: 400;"&gt;Mesoamerica Culture Region&lt;/span&gt;&lt;/summary&gt;</text:p>
      <text:p text:style-name="Standard"><text:tab/>womp&lt;details&gt;</text:p>
      <text:p text:style-name="Standard"><text:tab/><text:tab/>&lt;summary&gt;&lt;span style="font-weight: 400;"&gt;Inughuit/Northern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soft-page-break/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Tunumiit/East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alaallit/West Green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soft-page-break/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gloolik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rmiut/Baffin Is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soft-page-break/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etsilik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soft-page-break/><text:tab/>&lt;/details&gt;</text:p>
      <text:p text:style-name="Standard"><text:tab/>&lt;details&gt;</text:p>
      <text:p text:style-name="Standard"><text:tab/><text:tab/>&lt;summary&gt;&lt;span style="font-weight: 400;"&gt;Nunatsiavut/Labrador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innait/Copper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soft-page-break/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ivallirmiut/Caribou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vialuit/Mackenzie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soft-page-break/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ñupiat/North Alaskan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berian Yupik&lt;/span&gt;&lt;/summary&gt;</text:p>
      <text:p text:style-name="Standard"><text:soft-page-break/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vuqaq/ St. Lawrence Island Yupik&lt;/span&gt;&lt;/summary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soft-page-break/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Yup’ik/Cup’ik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eut/ Aleutian Islands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soft-page-break/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 Alaskan Peninsula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Sugpiaq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soft-page-break/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hr&gt;</text:p>
      <text:p text:style-name="Standard"><text:tab/>&lt;p&gt; &lt;/p&gt;</text:p>
      <text:p text:style-name="Standard">&lt;/details&gt;</text:p>
      <text:p text:style-name="Standard">&lt;details&gt;</text:p>
      <text:p text:style-name="Standard"><text:tab/>&lt;summary&gt;&lt;span style="font-weight: 400;"&gt;Circum-Caribbean Culture Region&lt;/span&gt;&lt;/summary&gt;</text:p>
      <text:p text:style-name="Standard"><text:tab/>womp&lt;details&gt;</text:p>
      <text:p text:style-name="Standard"><text:tab/><text:tab/>&lt;summary&gt;&lt;span style="font-weight: 400;"&gt;Inughuit/Northern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soft-page-break/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Tunumiit/East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alaallit/West Green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soft-page-break/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gloolik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rmiut/Baffin Island Inuit&lt;/span&gt;&lt;/summary&gt;</text:p>
      <text:p text:style-name="Standard"><text:tab/><text:tab/>womp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etsilik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soft-page-break/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vut/Labrador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innait/Copper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soft-page-break/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ivallirmiut/Caribou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vialuit/Mackenzie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soft-page-break/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ñupiat/North Alaskan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soft-page-break/><text:tab/>&lt;/details&gt;</text:p>
      <text:p text:style-name="Standard"><text:tab/>&lt;details&gt;</text:p>
      <text:p text:style-name="Standard"><text:tab/><text:tab/>&lt;summary&gt;&lt;span style="font-weight: 400;"&gt;Siberian Yupik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vuqaq/ St. Lawrence Island Yupik&lt;/span&gt;&lt;/summary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soft-page-break/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Yup’ik/Cup’ik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eut/ Aleutian Islands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soft-page-break/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 Alaskan Peninsula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Sugpiaq&lt;/span&gt;&lt;/summary&gt;</text:p>
      <text:p text:style-name="Standard"><text:tab/><text:tab/>womp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hr&gt;</text:p>
      <text:p text:style-name="Standard"><text:tab/>&lt;p&gt; &lt;/p&gt;</text:p>
      <text:p text:style-name="Standard">&lt;/details&gt;</text:p>
      <text:p text:style-name="Standard">&lt;h1&gt;South America&lt;/h1&gt;</text:p>
      <text:p text:style-name="Standard">&lt;details&gt;</text:p>
      <text:p text:style-name="Standard"><text:tab/>&lt;summary&gt;Circum-Caribbean Cultural Area&lt;/summary&gt;</text:p>
      <text:p text:style-name="Standard"><text:tab/>womp&lt;details&gt;</text:p>
      <text:p text:style-name="Standard"><text:tab/><text:tab/>&lt;summary&gt;&lt;span style="font-weight: 400;"&gt;Inughuit/Northern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soft-page-break/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Tunumiit/East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alaallit/West Green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soft-page-break/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gloolik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soft-page-break/><text:tab/><text:tab/>&lt;summary&gt;&lt;span style="font-weight: 400;"&gt;Nunatsiarmiut/Baffin Is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etsilik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soft-page-break/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vut/Labrador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innait/Copper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soft-page-break/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ivallirmiut/Caribou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vialuit/Mackenzie Inuit&lt;/span&gt;&lt;/summary&gt;</text:p>
      <text:p text:style-name="Standard"><text:tab/><text:tab/>womp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ñupiat/North Alaskan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soft-page-break/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berian Yupik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vuqaq/ St. Lawrence Island Yupik&lt;/span&gt;&lt;/summary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soft-page-break/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Yup’ik/Cup’ik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eut/ Aleutian Islands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soft-page-break/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 Alaskan Peninsula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soft-page-break/><text:tab/>&lt;details&gt;</text:p>
      <text:p text:style-name="Standard"><text:tab/><text:tab/>&lt;summary&gt;&lt;span style="font-weight: 400;"&gt;Alutiiq/Sugpiaq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hr&gt;</text:p>
      <text:p text:style-name="Standard"><text:tab/>&lt;p&gt; &lt;/p&gt;</text:p>
      <text:p text:style-name="Standard">&lt;/details&gt;</text:p>
      <text:p text:style-name="Standard">&lt;details&gt;</text:p>
      <text:p text:style-name="Standard"><text:tab/>&lt;summary&gt;Amazonia Cultural Area&lt;/summary&gt;</text:p>
      <text:p text:style-name="Standard"><text:tab/>&lt;br&gt;</text:p>
      <text:p text:style-name="Standard"><text:tab/>&lt;details&gt;</text:p>
      <text:p text:style-name="Standard"><text:tab/><text:tab/>&lt;summary&gt;&lt;span style="font-weight: 400;"&gt;Inughuit/Northern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soft-page-break/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Tunumiit/East Greenland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alaallit/West Greenland Inuit&lt;/span&gt;&lt;/summary&gt;</text:p>
      <text:p text:style-name="Standard"><text:tab/><text:tab/>womp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gloo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soft-page-break/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rmiut/Baffin Island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etsi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soft-page-break/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vut/Labrador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innait/Copper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soft-page-break/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ivallirmiut/Caribou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soft-page-break/><text:tab/>&lt;details&gt;</text:p>
      <text:p text:style-name="Standard"><text:tab/><text:tab/>&lt;summary&gt;&lt;span style="font-weight: 400;"&gt;Inuvialuit/Mackenzie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ñupiat/North Alaskan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soft-page-break/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berian Yupik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vuqaq/ St. Lawrence Island Yupik&lt;/span&gt;&lt;/summary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soft-page-break/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Yup’ik/Cup’ik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eut/ Aleutian Islands&lt;/span&gt;&lt;/summary&gt;</text:p>
      <text:p text:style-name="Standard"><text:tab/><text:tab/>womp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 Alaskan Peninsula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soft-page-break/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Sugpiaq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hr&gt;</text:p>
      <text:p text:style-name="Standard"><text:tab/>&lt;p&gt; &lt;/p&gt;</text:p>
      <text:p text:style-name="Standard">&lt;/details&gt;</text:p>
      <text:p text:style-name="Standard">&lt;details&gt;</text:p>
      <text:p text:style-name="Standard"><text:tab/>&lt;summary&gt;East Brazil Cultural Area&lt;/summary&gt;</text:p>
      <text:p text:style-name="Standard"><text:tab/>&lt;br&gt;</text:p>
      <text:p text:style-name="Standard"><text:tab/>&lt;details&gt;</text:p>
      <text:p text:style-name="Standard"><text:tab/><text:tab/>&lt;summary&gt;&lt;span style="font-weight: 400;"&gt;Inughuit/Northern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soft-page-break/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Tunumiit/East Greenland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soft-page-break/><text:tab/><text:tab/>&lt;summary&gt;&lt;span style="font-weight: 400;"&gt;Kalaallit/West Green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gloo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soft-page-break/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rmiut/Baffin Island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etsi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soft-page-break/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vut/Labrador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innait/Copper Inuit&lt;/span&gt;&lt;/summary&gt;</text:p>
      <text:p text:style-name="Standard"><text:tab/><text:tab/>&lt;br&gt;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ivallirmiut/Caribou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soft-page-break/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vialuit/Mackenzie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ñupiat/North Alaskan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soft-page-break/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berian Yupik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vuqaq/ St. Lawrence Island Yupik&lt;/span&gt;&lt;/summary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soft-page-break/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Yup’ik/Cup’ik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soft-page-break/><text:tab/>&lt;details&gt;</text:p>
      <text:p text:style-name="Standard"><text:tab/><text:tab/>&lt;summary&gt;&lt;span style="font-weight: 400;"&gt;Aleut/ Aleutian Islands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 Alaskan Peninsula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soft-page-break/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Sugpiaq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hr&gt;</text:p>
      <text:p text:style-name="Standard"><text:tab/>&lt;p&gt; &lt;/p&gt;</text:p>
      <text:p text:style-name="Standard">&lt;/details&gt;</text:p>
      <text:p text:style-name="Standard">&lt;details&gt;</text:p>
      <text:p text:style-name="Standard"><text:tab/>&lt;summary&gt;Andes Cultural Area&lt;/summary&gt;</text:p>
      <text:p text:style-name="Standard"><text:tab/>&lt;br&gt;</text:p>
      <text:p text:style-name="Standard"><text:tab/>&lt;details&gt;</text:p>
      <text:p text:style-name="Standard"><text:tab/><text:tab/>&lt;summary&gt;&lt;span style="font-weight: 400;"&gt;Inughuit/Northern Greenland&lt;/span&gt;&lt;/summary&gt;</text:p>
      <text:p text:style-name="Standard"><text:tab/><text:tab/>womp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Tunumiit/East Greenland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soft-page-break/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alaallit/West Green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gloo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soft-page-break/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rmiut/Baffin Island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etsi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soft-page-break/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vut/Labrador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soft-page-break/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innait/Copper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ivallirmiut/Caribou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soft-page-break/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vialuit/Mackenzie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ñupiat/North Alaskan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soft-page-break/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berian Yupik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soft-page-break/><text:tab/><text:tab/>&lt;summary&gt;&lt;span style="font-weight: 400;"&gt;Sivuqaq/ St. Lawrence Island Yupik&lt;/span&gt;&lt;/summary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Yup’ik/Cup’ik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soft-page-break/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eut/ Aleutian Islands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 Alaskan Peninsula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soft-page-break/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Sugpiaq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hr&gt;</text:p>
      <text:p text:style-name="Standard"><text:tab/>&lt;p&gt; &lt;/p&gt;</text:p>
      <text:p text:style-name="Standard">&lt;/details&gt;</text:p>
      <text:p text:style-name="Standard">&lt;details&gt;</text:p>
      <text:p text:style-name="Standard"><text:tab/>&lt;summary&gt;Gran Choco Cultural Area&lt;/summary&gt;</text:p>
      <text:p text:style-name="Standard"><text:tab/>&lt;br&gt;</text:p>
      <text:p text:style-name="Standard"><text:soft-page-break/><text:tab/>&lt;details&gt;</text:p>
      <text:p text:style-name="Standard"><text:tab/><text:tab/>&lt;summary&gt;&lt;span style="font-weight: 400;"&gt;Inughuit/Northern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Tunumiit/East Greenland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soft-page-break/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alaallit/West Green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gloo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soft-page-break/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rmiut/Baffin Island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etsilik Inuit&lt;/span&gt;&lt;/summary&gt;</text:p>
      <text:p text:style-name="Standard"><text:tab/><text:tab/>&lt;br&gt;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vut/Labrador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soft-page-break/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innait/Copper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ivallirmiut/Caribou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soft-page-break/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vialuit/Mackenzie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ñupiat/North Alaskan Inuit&lt;/span&gt;&lt;/summary&gt;</text:p>
      <text:p text:style-name="Standard"><text:tab/><text:tab/>&lt;br&gt;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berian Yupik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soft-page-break/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vuqaq/ St. Lawrence Island Yupik&lt;/span&gt;&lt;/summary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Yup’ik/Cup’ik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soft-page-break/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eut/ Aleutian Islands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 Alaskan Peninsula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soft-page-break/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Sugpiaq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hr&gt;</text:p>
      <text:p text:style-name="Standard"><text:soft-page-break/><text:tab/>&lt;p&gt; &lt;/p&gt;</text:p>
      <text:p text:style-name="Standard">&lt;/details&gt;</text:p>
      <text:p text:style-name="Standard">&lt;details&gt;</text:p>
      <text:p text:style-name="Standard"><text:tab/>&lt;summary&gt;South Cultural Area&lt;/summary&gt;</text:p>
      <text:p text:style-name="Standard"><text:tab/>&lt;br&gt;</text:p>
      <text:p text:style-name="Standard"><text:tab/>&lt;details&gt;</text:p>
      <text:p text:style-name="Standard"><text:tab/><text:tab/>&lt;summary&gt;&lt;span style="font-weight: 400;"&gt;Inughuit/Northern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Tunumiit/East Greenland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soft-page-break/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alaallit/West Green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gloo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soft-page-break/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rmiut/Baffin Island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soft-page-break/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etsi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vut/Labrador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soft-page-break/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innait/Copper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ivallirmiut/Caribou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soft-page-break/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vialuit/Mackenzie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soft-page-break/><text:tab/><text:tab/>&lt;summary&gt;&lt;span style="font-weight: 400;"&gt;Iñupiat/North Alaskan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berian Yupik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soft-page-break/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vuqaq/ St. Lawrence Island Yupik&lt;/span&gt;&lt;/summary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Yup’ik/Cup’ik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soft-page-break/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eut/ Aleutian Islands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 Alaskan Peninsula&lt;/span&gt;&lt;/summary&gt;</text:p>
      <text:p text:style-name="Standard"><text:tab/><text:tab/>womp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Sugpiaq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soft-page-break/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hr&gt;</text:p>
      <text:p text:style-name="Standard"><text:tab/>&lt;p&gt; &lt;/p&gt;</text:p>
      <text:p text:style-name="Standard">&lt;/details&gt;</text:p>
      <text:p text:style-name="Standard">&lt;h1&gt;Australia&lt;/h1&gt;</text:p>
      <text:p text:style-name="Standard">&lt;p&gt;&lt;img class="post__image post__image--wide" src="file:///C:/Users/jmrob/OneDrive/Documents/Publii/sites/decolonized-history/input/media/posts/2/Drainage-Divisions-of-Australia.png" alt="Drainage Divisions of Australia" width="649" height="600"&gt;&lt;/p&gt;</text:p>
      <text:p text:style-name="Standard">&lt;details&gt;</text:p>
      <text:p text:style-name="Standard"><text:tab/>&lt;summary&gt;North East Coast (NEC)&lt;/summary&gt;</text:p>
      <text:p text:style-name="Standard"><text:tab/>&lt;br&gt;</text:p>
      <text:p text:style-name="Standard"><text:tab/>&lt;details&gt;</text:p>
      <text:p text:style-name="Standard"><text:tab/><text:tab/>&lt;summary&gt;&lt;span style="font-weight: 400;"&gt;Inughuit/Northern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Tunumiit/East Greenland&lt;/span&gt;&lt;/summary&gt;</text:p>
      <text:p text:style-name="Standard"><text:tab/><text:tab/>&lt;br&gt;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alaallit/West Green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soft-page-break/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gloo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rmiut/Baffin Island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soft-page-break/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etsi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vut/Labrador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soft-page-break/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innait/Copper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soft-page-break/><text:tab/>&lt;/details&gt;</text:p>
      <text:p text:style-name="Standard"><text:tab/>&lt;details&gt;</text:p>
      <text:p text:style-name="Standard"><text:tab/><text:tab/>&lt;summary&gt;&lt;span style="font-weight: 400;"&gt;Kivallirmiut/Caribou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vialuit/Mackenzie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soft-page-break/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ñupiat/North Alaskan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berian Yupik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soft-page-break/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vuqaq/ St. Lawrence Island Yupik&lt;/span&gt;&lt;/summary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Yup’ik/Cup’ik&lt;/span&gt;&lt;/summary&gt;</text:p>
      <text:p text:style-name="Standard"><text:tab/><text:tab/>&lt;br&gt;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eut/ Aleutian Islands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soft-page-break/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 Alaskan Peninsula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Sugpiaq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soft-page-break/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hr&gt;</text:p>
      <text:p text:style-name="Standard"><text:tab/>&lt;p&gt; &lt;/p&gt;</text:p>
      <text:p text:style-name="Standard">&lt;/details&gt;</text:p>
      <text:p text:style-name="Standard">&lt;details&gt;</text:p>
      <text:p text:style-name="Standard"><text:tab/>&lt;summary&gt;South East Coast (SEN) - NSW&lt;/summary&gt;</text:p>
      <text:p text:style-name="Standard"><text:tab/>&lt;br&gt;</text:p>
      <text:p text:style-name="Standard"><text:tab/>&lt;details&gt;</text:p>
      <text:p text:style-name="Standard"><text:tab/><text:tab/>&lt;summary&gt;&lt;span style="font-weight: 400;"&gt;Inughuit/Northern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soft-page-break/><text:tab/>&lt;details&gt;</text:p>
      <text:p text:style-name="Standard"><text:tab/><text:tab/>&lt;summary&gt;&lt;span style="font-weight: 400;"&gt;Tunumiit/East Greenland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alaallit/West Green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soft-page-break/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gloo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rmiut/Baffin Island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soft-page-break/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etsi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vut/Labrador Inuit&lt;/span&gt;&lt;/summary&gt;</text:p>
      <text:p text:style-name="Standard"><text:tab/><text:tab/>&lt;br&gt;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innait/Copper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soft-page-break/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ivallirmiut/Caribou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vialuit/Mackenzie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soft-page-break/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ñupiat/North Alaskan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berian Yupik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soft-page-break/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vuqaq/ St. Lawrence Island Yupik&lt;/span&gt;&lt;/summary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soft-page-break/><text:tab/>&lt;/details&gt;</text:p>
      <text:p text:style-name="Standard"><text:tab/>&lt;details&gt;</text:p>
      <text:p text:style-name="Standard"><text:tab/><text:tab/>&lt;summary&gt;&lt;span style="font-weight: 400;"&gt;Yup’ik/Cup’ik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eut/ Aleutian Islands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soft-page-break/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 Alaskan Peninsula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Sugpiaq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soft-page-break/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hr&gt;</text:p>
      <text:p text:style-name="Standard"><text:tab/>&lt;p&gt; &lt;/p&gt;</text:p>
      <text:p text:style-name="Standard">&lt;/details&gt;</text:p>
      <text:p text:style-name="Standard">&lt;details&gt;</text:p>
      <text:p text:style-name="Standard"><text:tab/>&lt;summary&gt;South East Coast (SEV) - Victoria&lt;/summary&gt;</text:p>
      <text:p text:style-name="Standard"><text:tab/>&lt;br&gt;</text:p>
      <text:p text:style-name="Standard"><text:tab/>&lt;details&gt;</text:p>
      <text:p text:style-name="Standard"><text:tab/><text:tab/>&lt;summary&gt;&lt;span style="font-weight: 400;"&gt;Inughuit/Northern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soft-page-break/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Tunumiit/East Greenland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alaallit/West Green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soft-page-break/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gloo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rmiut/Baffin Island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soft-page-break/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etsi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soft-page-break/><text:tab/><text:tab/>&lt;summary&gt;&lt;span style="font-weight: 400;"&gt;Nunatsiavut/Labrador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innait/Copper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soft-page-break/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ivallirmiut/Caribou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vialuit/Mackenzie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soft-page-break/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ñupiat/North Alaskan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berian Yupik&lt;/span&gt;&lt;/summary&gt;</text:p>
      <text:p text:style-name="Standard"><text:tab/><text:tab/>&lt;br&gt;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vuqaq/ St. Lawrence Island Yupik&lt;/span&gt;&lt;/summary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soft-page-break/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Yup’ik/Cup’ik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eut/ Aleutian Islands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soft-page-break/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 Alaskan Peninsula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Sugpiaq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soft-page-break/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hr&gt;</text:p>
      <text:p text:style-name="Standard"><text:tab/>&lt;p&gt; &lt;/p&gt;</text:p>
      <text:p text:style-name="Standard">&lt;/details&gt;</text:p>
      <text:p text:style-name="Standard">&lt;details&gt;</text:p>
      <text:p text:style-name="Standard"><text:tab/>&lt;summary&gt;Tasmania (TAS)&lt;/summary&gt;</text:p>
      <text:p text:style-name="Standard"><text:tab/>&lt;br&gt;</text:p>
      <text:p text:style-name="Standard"><text:tab/>&lt;details&gt;</text:p>
      <text:p text:style-name="Standard"><text:tab/><text:tab/>&lt;summary&gt;&lt;span style="font-weight: 400;"&gt;Inughuit/Northern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soft-page-break/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Tunumiit/East Greenland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alaallit/West Green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soft-page-break/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gloo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rmiut/Baffin Island Inuit&lt;/span&gt;&lt;/summary&gt;</text:p>
      <text:p text:style-name="Standard"><text:tab/><text:tab/>&lt;br&gt;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etsi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soft-page-break/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vut/Labrador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innait/Copper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soft-page-break/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ivallirmiut/Caribou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vialuit/Mackenzie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soft-page-break/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ñupiat/North Alaskan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soft-page-break/><text:tab/>&lt;/details&gt;</text:p>
      <text:p text:style-name="Standard"><text:tab/>&lt;details&gt;</text:p>
      <text:p text:style-name="Standard"><text:tab/><text:tab/>&lt;summary&gt;&lt;span style="font-weight: 400;"&gt;Siberian Yupik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vuqaq/ St. Lawrence Island Yupik&lt;/span&gt;&lt;/summary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soft-page-break/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Yup’ik/Cup’ik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eut/ Aleutian Islands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soft-page-break/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 Alaskan Peninsula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Sugpiaq&lt;/span&gt;&lt;/summary&gt;</text:p>
      <text:p text:style-name="Standard"><text:tab/><text:tab/>womp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hr&gt;</text:p>
      <text:p text:style-name="Standard"><text:tab/>&lt;p&gt; &lt;/p&gt;</text:p>
      <text:p text:style-name="Standard">&lt;/details&gt;</text:p>
      <text:p text:style-name="Standard">&lt;details&gt;</text:p>
      <text:p text:style-name="Standard"><text:tab/>&lt;summary&gt;Murray Darling Basin (MDB)&lt;/summary&gt;</text:p>
      <text:p text:style-name="Standard"><text:tab/>&lt;br&gt;</text:p>
      <text:p text:style-name="Standard"><text:tab/>&lt;details&gt;</text:p>
      <text:p text:style-name="Standard"><text:tab/><text:tab/>&lt;summary&gt;&lt;span style="font-weight: 400;"&gt;Inughuit/Northern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soft-page-break/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Tunumiit/East Greenland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alaallit/West Green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soft-page-break/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gloo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soft-page-break/><text:tab/><text:tab/>&lt;summary&gt;&lt;span style="font-weight: 400;"&gt;Nunatsiarmiut/Baffin Island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etsi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soft-page-break/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vut/Labrador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innait/Copper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soft-page-break/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ivallirmiut/Caribou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vialuit/Mackenzie Inuit&lt;/span&gt;&lt;/summary&gt;</text:p>
      <text:p text:style-name="Standard"><text:tab/><text:tab/>&lt;br&gt;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ñupiat/North Alaskan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soft-page-break/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berian Yupik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vuqaq/ St. Lawrence Island Yupik&lt;/span&gt;&lt;/summary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soft-page-break/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Yup’ik/Cup’ik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eut/ Aleutian Islands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soft-page-break/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 Alaskan Peninsula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soft-page-break/><text:tab/>&lt;details&gt;</text:p>
      <text:p text:style-name="Standard"><text:tab/><text:tab/>&lt;summary&gt;&lt;span style="font-weight: 400;"&gt;Alutiiq/Sugpiaq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hr&gt;</text:p>
      <text:p text:style-name="Standard"><text:tab/>&lt;p&gt; &lt;/p&gt;</text:p>
      <text:p text:style-name="Standard">&lt;/details&gt;</text:p>
      <text:p text:style-name="Standard">&lt;details&gt;</text:p>
      <text:p text:style-name="Standard"><text:tab/>&lt;summary&gt;South Australian Gulf (SAG)&lt;/summary&gt;</text:p>
      <text:p text:style-name="Standard"><text:tab/>&lt;br&gt;</text:p>
      <text:p text:style-name="Standard"><text:tab/>&lt;details&gt;</text:p>
      <text:p text:style-name="Standard"><text:tab/><text:tab/>&lt;summary&gt;&lt;span style="font-weight: 400;"&gt;Inughuit/Northern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soft-page-break/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Tunumiit/East Greenland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alaallit/West Greenland Inuit&lt;/span&gt;&lt;/summary&gt;</text:p>
      <text:p text:style-name="Standard"><text:tab/><text:tab/>womp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gloo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soft-page-break/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rmiut/Baffin Island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etsi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soft-page-break/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vut/Labrador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innait/Copper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soft-page-break/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ivallirmiut/Caribou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soft-page-break/><text:tab/>&lt;details&gt;</text:p>
      <text:p text:style-name="Standard"><text:tab/><text:tab/>&lt;summary&gt;&lt;span style="font-weight: 400;"&gt;Inuvialuit/Mackenzie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ñupiat/North Alaskan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soft-page-break/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berian Yupik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vuqaq/ St. Lawrence Island Yupik&lt;/span&gt;&lt;/summary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soft-page-break/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Yup’ik/Cup’ik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eut/ Aleutian Islands&lt;/span&gt;&lt;/summary&gt;</text:p>
      <text:p text:style-name="Standard"><text:tab/><text:tab/>womp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 Alaskan Peninsula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soft-page-break/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Sugpiaq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hr&gt;</text:p>
      <text:p text:style-name="Standard"><text:tab/>&lt;p&gt; &lt;/p&gt;</text:p>
      <text:p text:style-name="Standard">&lt;/details&gt;</text:p>
      <text:p text:style-name="Standard">&lt;details&gt;</text:p>
      <text:p text:style-name="Standard"><text:tab/>&lt;summary&gt;South Western Plateau (SWP)&lt;/summary&gt;</text:p>
      <text:p text:style-name="Standard"><text:tab/>&lt;br&gt;</text:p>
      <text:p text:style-name="Standard"><text:tab/>&lt;details&gt;</text:p>
      <text:p text:style-name="Standard"><text:tab/><text:tab/>&lt;summary&gt;&lt;span style="font-weight: 400;"&gt;Inughuit/Northern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soft-page-break/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Tunumiit/East Greenland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soft-page-break/><text:tab/><text:tab/>&lt;summary&gt;&lt;span style="font-weight: 400;"&gt;Kalaallit/West Green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gloo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soft-page-break/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rmiut/Baffin Island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etsi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soft-page-break/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vut/Labrador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innait/Copper Inuit&lt;/span&gt;&lt;/summary&gt;</text:p>
      <text:p text:style-name="Standard"><text:tab/><text:tab/>&lt;br&gt;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ivallirmiut/Caribou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soft-page-break/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vialuit/Mackenzie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ñupiat/North Alaskan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soft-page-break/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berian Yupik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vuqaq/ St. Lawrence Island Yupik&lt;/span&gt;&lt;/summary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soft-page-break/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Yup’ik/Cup’ik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soft-page-break/><text:tab/>&lt;details&gt;</text:p>
      <text:p text:style-name="Standard"><text:tab/><text:tab/>&lt;summary&gt;&lt;span style="font-weight: 400;"&gt;Aleut/ Aleutian Islands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 Alaskan Peninsula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soft-page-break/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Sugpiaq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hr&gt;</text:p>
      <text:p text:style-name="Standard"><text:tab/>&lt;p&gt; &lt;/p&gt;</text:p>
      <text:p text:style-name="Standard">&lt;/details&gt;</text:p>
      <text:p text:style-name="Standard">&lt;details&gt;</text:p>
      <text:p text:style-name="Standard"><text:tab/>&lt;summary&gt;South West Coast (SWC)&lt;/summary&gt;</text:p>
      <text:p text:style-name="Standard"><text:tab/>&lt;br&gt;</text:p>
      <text:p text:style-name="Standard"><text:tab/>&lt;details&gt;</text:p>
      <text:p text:style-name="Standard"><text:tab/><text:tab/>&lt;summary&gt;&lt;span style="font-weight: 400;"&gt;Inughuit/Northern Greenland&lt;/span&gt;&lt;/summary&gt;</text:p>
      <text:p text:style-name="Standard"><text:tab/><text:tab/>womp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Tunumiit/East Greenland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soft-page-break/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alaallit/West Green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gloo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soft-page-break/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rmiut/Baffin Island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etsi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soft-page-break/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vut/Labrador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soft-page-break/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innait/Copper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ivallirmiut/Caribou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soft-page-break/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vialuit/Mackenzie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ñupiat/North Alaskan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soft-page-break/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berian Yupik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soft-page-break/><text:tab/><text:tab/>&lt;summary&gt;&lt;span style="font-weight: 400;"&gt;Sivuqaq/ St. Lawrence Island Yupik&lt;/span&gt;&lt;/summary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Yup’ik/Cup’ik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soft-page-break/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eut/ Aleutian Islands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 Alaskan Peninsula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soft-page-break/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Sugpiaq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hr&gt;</text:p>
      <text:p text:style-name="Standard"><text:tab/>&lt;p&gt; &lt;/p&gt;</text:p>
      <text:p text:style-name="Standard">&lt;/details&gt;</text:p>
      <text:p text:style-name="Standard">&lt;details&gt;</text:p>
      <text:p text:style-name="Standard"><text:tab/>&lt;summary&gt;Pilbara-Gascoyne (PG)&lt;/summary&gt;</text:p>
      <text:p text:style-name="Standard"><text:tab/>&lt;br&gt;</text:p>
      <text:p text:style-name="Standard"><text:soft-page-break/><text:tab/>&lt;details&gt;</text:p>
      <text:p text:style-name="Standard"><text:tab/><text:tab/>&lt;summary&gt;&lt;span style="font-weight: 400;"&gt;Inughuit/Northern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Tunumiit/East Greenland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soft-page-break/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alaallit/West Green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gloo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soft-page-break/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rmiut/Baffin Island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etsilik Inuit&lt;/span&gt;&lt;/summary&gt;</text:p>
      <text:p text:style-name="Standard"><text:tab/><text:tab/>&lt;br&gt;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vut/Labrador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soft-page-break/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innait/Copper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ivallirmiut/Caribou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soft-page-break/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vialuit/Mackenzie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ñupiat/North Alaskan Inuit&lt;/span&gt;&lt;/summary&gt;</text:p>
      <text:p text:style-name="Standard"><text:tab/><text:tab/>&lt;br&gt;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berian Yupik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soft-page-break/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vuqaq/ St. Lawrence Island Yupik&lt;/span&gt;&lt;/summary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Yup’ik/Cup’ik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soft-page-break/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eut/ Aleutian Islands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 Alaskan Peninsula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soft-page-break/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Sugpiaq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hr&gt;</text:p>
      <text:p text:style-name="Standard"><text:soft-page-break/><text:tab/>&lt;p&gt; &lt;/p&gt;</text:p>
      <text:p text:style-name="Standard">&lt;/details&gt;</text:p>
      <text:p text:style-name="Standard">&lt;details&gt;</text:p>
      <text:p text:style-name="Standard"><text:tab/>&lt;summary&gt;North Western Plateau (NWP)&lt;/summary&gt;</text:p>
      <text:p text:style-name="Standard"><text:tab/>&lt;br&gt;</text:p>
      <text:p text:style-name="Standard"><text:tab/>&lt;details&gt;</text:p>
      <text:p text:style-name="Standard"><text:tab/><text:tab/>&lt;summary&gt;&lt;span style="font-weight: 400;"&gt;Inughuit/Northern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Tunumiit/East Greenland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soft-page-break/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alaallit/West Green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gloo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soft-page-break/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rmiut/Baffin Island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soft-page-break/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etsi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vut/Labrador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soft-page-break/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innait/Copper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ivallirmiut/Caribou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soft-page-break/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vialuit/Mackenzie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soft-page-break/><text:tab/><text:tab/>&lt;summary&gt;&lt;span style="font-weight: 400;"&gt;Iñupiat/North Alaskan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berian Yupik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soft-page-break/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vuqaq/ St. Lawrence Island Yupik&lt;/span&gt;&lt;/summary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Yup’ik/Cup’ik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soft-page-break/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eut/ Aleutian Islands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 Alaskan Peninsula&lt;/span&gt;&lt;/summary&gt;</text:p>
      <text:p text:style-name="Standard"><text:tab/><text:tab/>womp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Sugpiaq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soft-page-break/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hr&gt;</text:p>
      <text:p text:style-name="Standard"><text:tab/>&lt;p&gt; &lt;/p&gt;</text:p>
      <text:p text:style-name="Standard">&lt;/details&gt;</text:p>
      <text:p text:style-name="Standard">&lt;details&gt;</text:p>
      <text:p text:style-name="Standard"><text:tab/>&lt;summary&gt;Tanami-Timor Sea Coast (TTS)&lt;/summary&gt;</text:p>
      <text:p text:style-name="Standard"><text:tab/>&lt;br&gt;</text:p>
      <text:p text:style-name="Standard"><text:tab/>&lt;details&gt;</text:p>
      <text:p text:style-name="Standard"><text:tab/><text:tab/>&lt;summary&gt;&lt;span style="font-weight: 400;"&gt;Inughuit/Northern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Tunumiit/East Greenland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soft-page-break/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alaallit/West Green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soft-page-break/><text:tab/><text:tab/>&lt;summary&gt;&lt;span style="font-weight: 400;"&gt;Igloo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rmiut/Baffin Island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soft-page-break/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etsi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vut/Labrador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soft-page-break/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innait/Copper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ivallirmiut/Caribou Inuit&lt;/span&gt;&lt;/summary&gt;</text:p>
      <text:p text:style-name="Standard"><text:tab/><text:tab/>&lt;br&gt;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vialuit/Mackenzie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soft-page-break/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ñupiat/North Alaskan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berian Yupik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soft-page-break/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vuqaq/ St. Lawrence Island Yupik&lt;/span&gt;&lt;/summary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Yup’ik/Cup’ik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soft-page-break/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eut/ Aleutian Islands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soft-page-break/><text:tab/>&lt;/details&gt;</text:p>
      <text:p text:style-name="Standard"><text:tab/>&lt;details&gt;</text:p>
      <text:p text:style-name="Standard"><text:tab/><text:tab/>&lt;summary&gt;&lt;span style="font-weight: 400;"&gt;Alutiiq/ Alaskan Peninsula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Sugpiaq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soft-page-break/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hr&gt;</text:p>
      <text:p text:style-name="Standard"><text:tab/>&lt;p&gt; &lt;/p&gt;</text:p>
      <text:p text:style-name="Standard">&lt;/details&gt;</text:p>
      <text:p text:style-name="Standard">&lt;details&gt;</text:p>
      <text:p text:style-name="Standard"><text:tab/>&lt;summary&gt;Lake Eyre Basin (LEB)&lt;/summary&gt;</text:p>
      <text:p text:style-name="Standard"><text:tab/>&lt;br&gt;</text:p>
      <text:p text:style-name="Standard"><text:tab/>&lt;details&gt;</text:p>
      <text:p text:style-name="Standard"><text:tab/><text:tab/>&lt;summary&gt;&lt;span style="font-weight: 400;"&gt;Inughuit/Northern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Tunumiit/East Greenland&lt;/span&gt;&lt;/summary&gt;</text:p>
      <text:p text:style-name="Standard"><text:tab/><text:tab/>&lt;br&gt;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alaallit/West Green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soft-page-break/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gloo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rmiut/Baffin Island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soft-page-break/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etsi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vut/Labrador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soft-page-break/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innait/Copper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soft-page-break/><text:tab/>&lt;/details&gt;</text:p>
      <text:p text:style-name="Standard"><text:tab/>&lt;details&gt;</text:p>
      <text:p text:style-name="Standard"><text:tab/><text:tab/>&lt;summary&gt;&lt;span style="font-weight: 400;"&gt;Kivallirmiut/Caribou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vialuit/Mackenzie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soft-page-break/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ñupiat/North Alaskan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berian Yupik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soft-page-break/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vuqaq/ St. Lawrence Island Yupik&lt;/span&gt;&lt;/summary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Yup’ik/Cup’ik&lt;/span&gt;&lt;/summary&gt;</text:p>
      <text:p text:style-name="Standard"><text:tab/><text:tab/>&lt;br&gt;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eut/ Aleutian Islands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soft-page-break/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 Alaskan Peninsula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Sugpiaq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soft-page-break/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hr&gt;</text:p>
      <text:p text:style-name="Standard"><text:tab/>&lt;p&gt; &lt;/p&gt;</text:p>
      <text:p text:style-name="Standard">&lt;/details&gt;</text:p>
      <text:p text:style-name="Standard">&lt;details&gt;</text:p>
      <text:p text:style-name="Standard"><text:tab/>&lt;summary&gt;Carpentaria Coast (CC)&lt;/summary&gt;</text:p>
      <text:p text:style-name="Standard"><text:tab/>&lt;br&gt;</text:p>
      <text:p text:style-name="Standard"><text:tab/>&lt;details&gt;</text:p>
      <text:p text:style-name="Standard"><text:tab/><text:tab/>&lt;summary&gt;&lt;span style="font-weight: 400;"&gt;Inughuit/Northern Greenland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soft-page-break/><text:tab/>&lt;details&gt;</text:p>
      <text:p text:style-name="Standard"><text:tab/><text:tab/>&lt;summary&gt;&lt;span style="font-weight: 400;"&gt;Tunumiit/East Greenland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alaallit/West Greenland Inuit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soft-page-break/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gloo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rmiut/Baffin Island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soft-page-break/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etsilik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Nunatsiavut/Labrador Inuit&lt;/span&gt;&lt;/summary&gt;</text:p>
      <text:p text:style-name="Standard"><text:tab/><text:tab/>&lt;br&gt;</text:p>
      <text:p text:style-name="Standard"><text:soft-page-break/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innait/Copper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soft-page-break/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Kivallirmiut/Caribou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nuvialuit/Mackenzie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soft-page-break/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Iñupiat/North Alaskan Inuit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berian Yupik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soft-page-break/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Sivuqaq/ St. Lawrence Island Yupik&lt;/span&gt;&lt;/summary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soft-page-break/><text:tab/>&lt;/details&gt;</text:p>
      <text:p text:style-name="Standard"><text:tab/>&lt;details&gt;</text:p>
      <text:p text:style-name="Standard"><text:tab/><text:tab/>&lt;summary&gt;&lt;span style="font-weight: 400;"&gt;Yup’ik/Cup’ik&lt;/span&gt;&lt;/summary&gt;</text:p>
      <text:p text:style-name="Standard"><text:tab/><text:tab/>&lt;br&gt;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eut/ Aleutian Islands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soft-page-break/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 Alaskan Peninsula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details&gt;</text:p>
      <text:p text:style-name="Standard"><text:tab/><text:tab/>&lt;summary&gt;&lt;span style="font-weight: 400;"&gt;Alutiiq/Sugpiaq&lt;/span&gt;&lt;/summary&gt;</text:p>
      <text:p text:style-name="Standard"><text:tab/><text:tab/>womp</text:p>
      <text:p text:style-name="Standard"><text:tab/><text:tab/>&lt;table style="border-collapse: collapse; width: 100%; height: 194.812px; background-color: #f5eae4; border-color: #000000; border-style: double;" border="1" cellspacing="1" cellpadding="1"&gt;</text:p>
      <text:p text:style-name="Standard"><text:tab/><text:tab/><text:tab/>&lt;tbody&gt;</text:p>
      <text:p text:style-name="Standard"><text:tab/><text:tab/><text:tab/><text:tab/>&lt;tr style="height: 63.5px;"&gt;</text:p>
      <text:p text:style-name="Standard"><text:tab/><text:tab/><text:tab/><text:tab/><text:tab/>&lt;th style="width: 33.2382%; height: 63.5px;"&gt;Community&lt;/th&gt;</text:p>
      <text:p text:style-name="Standard"><text:tab/><text:tab/><text:tab/><text:tab/><text:tab/>&lt;td style="width: 28.2454%; height: 63.5px;"&gt;1&lt;/td&gt;</text:p>
      <text:p text:style-name="Standard"><text:tab/><text:tab/><text:tab/><text:tab/><text:tab/>&lt;td style="width: 20.97%; height: 63.5px;"&gt; &lt;/td&gt;</text:p>
      <text:p text:style-name="Standard"><text:soft-page-break/><text:tab/><text:tab/><text:tab/><text:tab/><text:tab/>&lt;td style="width: 17.4037%; height: 63.5px;"&gt; &lt;/td&gt;</text:p>
      <text:p text:style-name="Standard"><text:tab/><text:tab/><text:tab/><text:tab/>&lt;/tr&gt;</text:p>
      <text:p text:style-name="Standard"><text:tab/><text:tab/><text:tab/><text:tab/>&lt;tr style="height: 67.7969px;"&gt;</text:p>
      <text:p text:style-name="Standard"><text:tab/><text:tab/><text:tab/><text:tab/><text:tab/>&lt;th style="width: 33.2382%; height: 131.312px;" rowspan="2"&gt;info&lt;/th&gt;</text:p>
      <text:p text:style-name="Standard"><text:tab/><text:tab/><text:tab/><text:tab/><text:tab/>&lt;td style="width: 28.2454%; height: 67.7969px;"&gt;2&lt;/td&gt;</text:p>
      <text:p text:style-name="Standard"><text:tab/><text:tab/><text:tab/><text:tab/><text:tab/>&lt;td style="width: 20.97%; height: 67.7969px;"&gt; &lt;/td&gt;</text:p>
      <text:p text:style-name="Standard"><text:tab/><text:tab/><text:tab/><text:tab/><text:tab/>&lt;td style="width: 17.4037%; height: 67.7969px;"&gt; &lt;/td&gt;</text:p>
      <text:p text:style-name="Standard"><text:tab/><text:tab/><text:tab/><text:tab/>&lt;/tr&gt;</text:p>
      <text:p text:style-name="Standard"><text:tab/><text:tab/><text:tab/><text:tab/>&lt;tr style="height: 63.5156px;"&gt;</text:p>
      <text:p text:style-name="Standard"><text:tab/><text:tab/><text:tab/><text:tab/><text:tab/>&lt;td style="width: 28.2454%; height: 63.5156px;"&gt;3&lt;/td&gt;</text:p>
      <text:p text:style-name="Standard"><text:tab/><text:tab/><text:tab/><text:tab/><text:tab/>&lt;td style="width: 20.97%; height: 63.5156px;"&gt; &lt;/td&gt;</text:p>
      <text:p text:style-name="Standard"><text:tab/><text:tab/><text:tab/><text:tab/><text:tab/>&lt;td style="width: 17.4037%; height: 63.5156px;"&gt; &lt;/td&gt;</text:p>
      <text:p text:style-name="Standard"><text:tab/><text:tab/><text:tab/><text:tab/>&lt;/tr&gt;</text:p>
      <text:p text:style-name="Standard"><text:tab/><text:tab/><text:tab/>&lt;/tbody&gt;</text:p>
      <text:p text:style-name="Standard"><text:tab/><text:tab/>&lt;/table&gt;</text:p>
      <text:p text:style-name="Standard"><text:tab/>&lt;/details&gt;</text:p>
      <text:p text:style-name="Standard"><text:tab/>&lt;hr&gt;</text:p>
      <text:p text:style-name="Standard"><text:tab/>&lt;p&gt; &lt;/p&gt;</text:p>
      <text:p text:style-name="Standard">&lt;/details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8T10:52:17.777811100</meta:creation-date>
    <dc:date>2025-08-08T10:55:42.626207600</dc:date>
    <meta:editing-duration>PT3M24S</meta:editing-duration>
    <meta:editing-cycles>1</meta:editing-cycles>
    <meta:document-statistic meta:table-count="0" meta:image-count="0" meta:object-count="0" meta:page-count="326" meta:paragraph-count="13852" meta:word-count="55290" meta:character-count="614628" meta:non-whitespace-character-count="520996"/>
    <meta:generator>LibreOffice/25.2.5.2$Windows_X86_64 LibreOffice_project/03d19516eb2e1dd5d4ccd751a0d6f35f35e08022</meta:generator>
  </office:meta>
</office:document-meta>
</file>